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2701 bp</text:p>
      <text:p text:style-name="Preformatted_20_Text">Sequence 2: Masked <text:s text:c="4"/>32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90</text:p>
      <text:p text:style-name="Preformatted_20_Text">Guide tree file created: <text:s text:c="2"/><text:a xlink:type="simple" xlink:href="https://www.genome.jp/tools-bin/pushfile?220404233134Biaka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21319</text:p>
      <text:p text:style-name="Preformatted_20_Text">Alignment Score 194269</text:p>
      <text:p text:style-name="Preformatted_20_Text"/>
      <text:p text:style-name="Preformatted_20_Text">CLUSTAL-Alignment file created <text:s/><text:a xlink:type="simple" xlink:href="https://www.genome.jp/tools-bin/pushfile?220404233134Biaka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4233134Biaka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CAGCCTACTACTTACGTAACCCGAACATATAATAAATAGTGCTCAAAAGTTGAAAAGACT</text:p>
      <text:p text:style-name="Preformatted_20_Text">Masked <text:s text:c="9"/>CAGCCTACTACTTACGTAACCCGAACATATAATAAATAGTGCTCAAAAGTTGAAA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ATCTTTCTTGTCCAAAATGCAGCTTTCTCAGGTTTTTGGAATCAGGTTACATTTG</text:p>
      <text:p text:style-name="Preformatted_20_Text">Masked <text:s text:c="9"/>GGTGTATCTTTCTTGTCCAAAATGCAGCTTTCTCAGGTTTTTGGAATCAGGTTA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TCTCCTGCTGCATTTATACAAGGAAAGGGGGTCATTAGAGTAGAGGGCAATGCAC</text:p>
      <text:p text:style-name="Preformatted_20_Text">Masked <text:s text:c="9"/>TTTTGTCTCCTGCTGCATTTATACAAGGAAAGGGGGTCATTAGAGTAGAGGGCAA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GCAACAAAAGCCACATCATACTGTGGGAAATGCGTATCTGCTAATCAGGTGGGTG</text:p>
      <text:p text:style-name="Preformatted_20_Text">Masked <text:s text:c="9"/>TACATGCAACAAAAGCCACATCATACTGTGGGAAATGCGTATCTGCTAATCAGGTG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AAGGAAGTCCCACTGTAGTACAGAGGCAGCAGCATTAACCTGGAAGGGTGCAGAG</text:p>
      <text:p text:style-name="Preformatted_20_Text">Masked <text:s text:c="9"/>CAGCAAAGGAAGTCCCACTGTAGTACAGAGGCAGCAGCATTAACCTGGAAGGGTGCAG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GAAAGTTGCCTTGGAGTGGATGGATACTCAGCATGAAAGGCCAAAACTGGAGTAATTAA</text:p>
      <text:p text:style-name="Preformatted_20_Text">Masked <text:s text:c="9"/>GGAAAGTTGCCTTGGAGTGGATGGATACTCAGCATGAAAGGCCAAAACTGGAGT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AATCCAGGCAAGTTAGACTTCAGTATCTCGTCATTCTTCTGCTGTGCGGCATTG</text:p>
      <text:p text:style-name="Preformatted_20_Text">Masked <text:s text:c="9"/>AAGAGTAATCCAGGCAAGTTAGACTTCAGTATCTCGTCATTCTTCTGCTGTGCGGC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TGTGAAGATAAGGTCACCCAAAATTATTGGCGTTGGTTTTTAAAATGGATTAGTC</text:p>
      <text:p text:style-name="Preformatted_20_Text">Masked <text:s text:c="9"/>CTACCTGTGAAGATAAGGTCACCCAAAATTATTGGCGTTGGTTTTTAAAATGGATT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ACAGTGCCTTGGTATGTACAGTCTAAGTGTCAAGAGACACATTTTTATATAACGT</text:p>
      <text:p text:style-name="Preformatted_20_Text">Masked <text:s text:c="9"/>ATCCTACAGTGCCTTGGTATGTACAGTCTAAGTGTCAAGAGACACATTTTTATATAA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CTTTTCACTTACTGAGAGTCAGGAATGTCATAGTGTTTGAAATTTGGCACTAAAA</text:p>
      <text:p text:style-name="Preformatted_20_Text">Masked <text:s text:c="9"/>GATAGCTTTTCACTTACTGAGAGTCAGGAATGTCATAGTGTTTGAAATTTGGCAC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GTCACACTGGAAATTATAGGTCTTCATCTGAAACTGAACTAGCAAAGCATTACA</text:p>
      <text:p text:style-name="Preformatted_20_Text">Masked <text:s text:c="9"/>TGAAGAGTCACACTGGAAATTATAGGTCTTCATCTGAAACTGAACTAGCAAAGC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AAGGTATAAATACTTAGATAGCTAAACACTTGTGCGTTTTTTCCAACTATAAAT</text:p>
      <text:p text:style-name="Preformatted_20_Text">Masked <text:s text:c="9"/>CTCAGCAAGGTATAAATACTTAGATAGCTAAACACTTGTGCGTTTTTTCCAACT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TACTAGCAAATAACATGCTTATTCATGAGCTTTCTTTTAACTCAAGAAAACATTT</text:p>
      <text:p text:style-name="Preformatted_20_Text">Masked <text:s text:c="9"/>TAGCCTACTAGCAAATAACATGCTTATTCATGAGCTTTCTTTTAACTCAAGAAA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TTATTTAGGCTTAAAGACAATTCCACAAGCTTAATAAGCTCAGAAATTAGAAAG</text:p>
      <text:p text:style-name="Preformatted_20_Text">Masked <text:s text:c="9"/>AGACATTTATTTAGGCTTAAAGACAATTCCACAAGCTTAATAAGCTCAGAAATTA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TTGAAGCACCATGCCAATTTGAGATGTGCTAGTATGCCTTTAGCTTTAAGTACGA</text:p>
      <text:p text:style-name="Preformatted_20_Text">Masked <text:s text:c="9"/>TCATATTGAAGCACCATGCCAATTTGAGATGTGCTAGTATGCCTTTAGCTTTAAGTAC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ATGGCCACAGTCTGAAAAGGGGAACTGCAGATGTTCTCTGTGTATAATTGTTTGA</text:p>
      <text:p text:style-name="Preformatted_20_Text">Masked <text:s text:c="9"/>AGATCATGGCCACAGTCTGAAAAGGGGAACTGCAGATGTTCTCTGTGTATAATTG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TTCAATAACATGACCCACCAGGAGCATGCACAAAGATTTAAAAAGGAGAAAGAAC</text:p>
      <text:p text:style-name="Preformatted_20_Text">Masked <text:s text:c="9"/>TTCTCTTCAATAACATGACCCACCAGGAGCATGCACAAAGATTTAAAAAGGAGA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AGTAAATCTTGGAGTTCTTTTCTCATGTAATTTTAACCCAGCAAAGAAAAGTTA</text:p>
      <text:p text:style-name="Preformatted_20_Text">Masked <text:s text:c="9"/>TGTCTTAGTAAATCTTGGAGTTCTTTTCTCATGTAATTTTAACCCAGCAAAGAAA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TTGTTAATCTAGGTAACAAGTACTTCTATGAAAGAGGCAGAAAACAGCAAGAAAA</text:p>
      <text:p text:style-name="Preformatted_20_Text">Masked <text:s text:c="9"/>GGCAGTTGTTAATCTAGGTAACAAGTACTTCTATGAAAGAGGCAGAAAACAGC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CCAAAACATTGATCTACAGTTTAAATACAAACACAGATGTGATTTTAGTATGCTG</text:p>
      <text:p text:style-name="Preformatted_20_Text">Masked <text:s text:c="9"/>TGCTTCCAAAACATTGATCTACAGTTTAAATACAAACACAGATGTGATTTTAGTATGC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CCAGGGCTATACTGGCATGTGGTTTTTTTGACAG<text:span text:style-name="T1">CTCTTCAGAAAAAGCTTTCCACAGG</text:span></text:p>
      <text:p text:style-name="Preformatted_20_Text">Masked <text:s text:c="9"/>CCCAGGGCTATACTGGCATGTGGTTTTTTTGACAG<text:span text:style-name="T1">CTCTTCAGAAAAAGCTTTCC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TATGAGAGTACCGAAGGCTGTATCTCCAGTGTAGAAAAGAAGAGCAACTGGAGTGCAT</text:span></text:p>
      <text:p text:style-name="Preformatted_20_Text">Masked <text:s text:c="9"/><text:span text:style-name="T1">GGTATGAGAGTACCGAAGGCTGTATCTCCAGTGTAGAAAAGAAGAGCAACTGGAGTG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GTGCACTGTGACCCATGCACCTTGAAAAAGG</text:span>GTAAGCTATAGCTGAATGTCTTCATAC</text:p>
      <text:p text:style-name="Preformatted_20_Text">Masked <text:s text:c="9"/><text:span text:style-name="T1">GGGTGCACTGTGACCCATGCACCTTGAAAAAGG</text:span>GTAAGCTATAGCTGAATGTCTT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AAACAATCAAATTATCTATCTGTTTATGGGAAAATAACAAGTTGCAGCTCTTAGA</text:p>
      <text:p text:style-name="Preformatted_20_Text">Masked <text:s text:c="9"/>CAAAGAAACAATCAAATTATCTATCTGTTTATGGGAAAATAACAAGTTGCAGCTC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GGTTCATGATTTGATGAAACCCATAATCATTTCAGACCTGAAGCCATAATAAAG</text:p>
      <text:p text:style-name="Preformatted_20_Text">Masked <text:s text:c="9"/>ATAGCAGGTTCATGATTTGATGAAACCCATAATCATTTCAGACCTGAAGCCATAA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GTGTCCAGATGTACAAAGCTAGTTAAGTAACTCACACTGAAAATTTTTGTAGA</text:p>
      <text:p text:style-name="Preformatted_20_Text">Masked <text:s text:c="9"/>GAAGACTGTGTCCAGATGTACAAAGCTAGTTAAGTAACTCACACTGAAAATTTTT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AGATTTTTATGGCCATGTGGATATTCCTATTAAGAACACGACTTTTTCCCCTT</text:p>
      <text:p text:style-name="Preformatted_20_Text">Masked <text:s text:c="9"/>AAGAAATAGATTTTTATGGCCATGTGGATATTCCTATTAAGAACACGACTTTTTCC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ATTAAAGAAGCAATCTTTTCAACTAGAATAGATTTTTCTTTTCTTAGGGACCAC</text:p>
      <text:p text:style-name="Preformatted_20_Text">Masked <text:s text:c="9"/>TTAAACATTAAAGAAGCAATCTTTTCAACTAGAATAGATTTTTCTTTTCTTAGGG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AGATTACAAAAGAAATGAAAGACTTGAAAGCAGATAAAATATTTATGATGTATTT</text:p>
      <text:p text:style-name="Preformatted_20_Text">Masked <text:s text:c="9"/>TTTTGAGATTACAAAAGAAATGAAAGACTTGAAAGCAGATAAAATATTTATGA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CCAGGATTCAAAATAATGGAAAAAAAATGAGATAAATAAATAGGTAAAATAAGCAT</text:p>
      <text:p text:style-name="Preformatted_20_Text">Masked <text:s text:c="9"/>CCTCCCAGGATTCAAAATAATGGAAAAAAAATGAGATAAATAAATAGGTAAAATA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CATACTTGCTAAGATTTTTTTTTTTTTTTTTTTTNNNNNNNNNNNNNNNNNNNNN</text:p>
      <text:p text:style-name="Preformatted_20_Text">Masked <text:s text:c="9"/>ATCTACATACTTGCTAAGANNNNNNNNNNNNNNNNNNNNNNNNNNNNNNNNNNNNNNNNN</text:p>
      <text:p text:style-name="Preformatted_20_Text"><text:s text:c="16"/>******************* <text:s text:c="19"/>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AAGTAGCATTTCATAAAGAATCAGTCATTCCCAATTACTTTACT</text:p>
      <text:p text:style-name="Preformatted_20_Text">Masked <text:s text:c="9"/>NNNNNNNNNNNNNNNNAAGTAGCATTTCATAAAGAATCAGTCATTCCCAATTAC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ACTGCCTGCAGCTTTAGTTTTTCAGTATTACATTCTTCGCTTCCCCAGAAAGCGG</text:p>
      <text:p text:style-name="Preformatted_20_Text">Masked <text:s text:c="9"/>TACACACTGCCTGCAGCTTTAGTTTTTCAGTATTACATTCTTCGCTTCCCCAGAAAG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TGAAACACAGTATACTACAGTACCACCTTGTGTTGAGATGAAAAGGGTGCAGCT</text:p>
      <text:p text:style-name="Preformatted_20_Text">Masked <text:s text:c="9"/>AGCAGATGAAACACAGTATACTACAGTACCACCTTGTGTTGAGATGAAAAGGGTGCAG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CATTCCATTGTGGAACAGCATGACTGCCCAACAGTCATCCTTTGTAGCAAGGAGAAAT</text:p>
      <text:p text:style-name="Preformatted_20_Text">Masked <text:s text:c="9"/>TGCATTCCATTGTGGAACAGCATGACTGCCCAACAGTCATCCTTTGTAGCAAGG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TTATAGGCATTTTTAGAAGCAGGTTTTTTTAATTATTTCCATTCTAATGAACTAC</text:p>
      <text:p text:style-name="Preformatted_20_Text">Masked <text:s text:c="9"/>AAGCTTTATAGGCATTTTTAGAAGCAGGTTTTTTTAATTATTTCCATTCTAATGAA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TTTCATGAGACATGTATAGAAGTTTAGTAGTGATGCTGGCAACTTGCATGACT</text:p>
      <text:p text:style-name="Preformatted_20_Text">Masked <text:s text:c="9"/>TGAAGGCTTTCATGAGACATGTATAGAAGTTTAGTAGTGATGCTGGCAACTTGC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CCCATTTTCCACATTCAGCTAGAGGGACATGTATCAGCCATAAATATTGTGGTCC</text:p>
      <text:p text:style-name="Preformatted_20_Text">Masked <text:s text:c="9"/>TGAAACCCATTTTCCACATTCAGCTAGAGGGACATGTATCAGCCATAAATATTGTG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AGACTGAAAGCTTTACAGATAGAATACAATAGAATGTGATAGAAAGGCAGAACA</text:p>
      <text:p text:style-name="Preformatted_20_Text">Masked <text:s text:c="9"/>TTGGAAAGACTGAAAGCTTTACAGATAGAATACAATAGAATGTGATAGAAAGGCA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AAAAACCAAACAAAACGCAATATGGAATCCCCAAAGAGGCAATTGTTTCTGTAA</text:p>
      <text:p text:style-name="Preformatted_20_Text">Masked <text:s text:c="9"/>AACAAAAAAAACCAAACAAAACGCAATATGGAATCCCCAAAGAGGCAATTGTTTC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GCTGAACATTGATATATAGAGAACTTTATTGATATAGAGAACTCTACTGATATA</text:p>
      <text:p text:style-name="Preformatted_20_Text">Masked <text:s text:c="9"/>GTATCTGCTGAACATTGATATATAGAGAACTTTATTGATATAGAGAACTCTACT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TACAACCCATGTGATCACTTTGGGGGGTTTGAGATGGTTCAGATTTCCTCTCCT</text:p>
      <text:p text:style-name="Preformatted_20_Text">Masked <text:s text:c="9"/>GAGAATTACAACCCATGTGATCACTTTGGGGGGTTTGAGATGGTTCAGATTTC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GAATCCTATTACTCCTCCAAGTCACTCCCTGAGAGAAGAGAGAAAGCTGGGAGTA</text:p>
      <text:p text:style-name="Preformatted_20_Text">Masked <text:s text:c="9"/>GCAGAGAATCCTATTACTCCTCCAAGTCACTCCCTGAGAGAAGAGAGAAAGCTGGG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GTATTCCTTATAAGTGGATTTTGTGCACTCTTGATACCAACGTTCCCATCAGCAA</text:p>
      <text:p text:style-name="Preformatted_20_Text">Masked <text:s text:c="9"/>GCTGTGTATTCCTTATAAGTGGATTTTGTGCACTCTTGATACCAACGTTCCCAT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AATAAGAGTTCTGAAAAAAATAAAATCCAGGATAAAAGTAGCTGTGGATATGT</text:p>
      <text:p text:style-name="Preformatted_20_Text">Masked <text:s text:c="9"/>ACAAAGTAATAAGAGTTCTGAAAAAAATAAAATCCAGGATAAAAGTAGCTGTGG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GAACCTACATGAATCATCTCATGTTTGTAAATATTTGGCAGATTTTTTTTCTA</text:p>
      <text:p text:style-name="Preformatted_20_Text">Masked <text:s text:c="9"/>TCTTTTTGAACCTACATGAATCATCTCATGTTTGTAAATATTTGGCAGATTTTT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TTTCAAACTTAATTCAAGTGCTTTCACTGAATTCAGTTTTTGGTTAATTCATTT</text:p>
      <text:p text:style-name="Preformatted_20_Text">Masked <text:s text:c="9"/>CTTTTTTTTCAAACTTAATTCAAGTGCTTTCACTGAATTCAGTTTTTGGTTAAT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TCACATGTGCTCTTAGATATTCAACTTGAGATATTTTAAATCTGATTTTTATAGGC</text:p>
      <text:p text:style-name="Preformatted_20_Text">Masked <text:s text:c="9"/>CCAATCACATGTGCTCTTAGATATTCAACTTGAGATATTTTAAATCTGATTTTTAT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TGCTCAGGAGTTTTAGAAAAAAAAAAATAAAGAATTTTTAATGTTTTATTGCCCTC</text:p>
      <text:p text:style-name="Preformatted_20_Text">Masked <text:s text:c="9"/>TGGCTGCTCAGGAGTTTTAGAAAAAAAAAAATAAAGAATTTTTAATGTTTTATTGCCC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CCGCAGAAACTCAGAGCACTGGTGATACTTCTGAAATCATACTCTCATTTTCACACA</text:p>
      <text:p text:style-name="Preformatted_20_Text">Masked <text:s text:c="9"/>ACACCGCAGAAACTCAGAGCACTGGTGATACTTCTGAAATCATACTCTCATTTTC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GTGTCTATCAGTGAGACATGGCATGCCCAGCCAGCTATAAGGAGGAGGACACAG</text:p>
      <text:p text:style-name="Preformatted_20_Text">Masked <text:s text:c="9"/>ACTGGTGTGTCTATCAGTGAGACATGGCATGCCCAGCCAGCTATAAGGAGGAGGA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GTGACCTGGAAGCTCTCACGTCAGGACATGCAACATAGTGTGACTAAACAAGG</text:p>
      <text:p text:style-name="Preformatted_20_Text">Masked <text:s text:c="9"/>TCTGTGAGTGACCTGGAAGCTCTCACGTCAGGACATGCAACATAGTGTGACTAA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ACGCAGATCATCAAAAAAAAGCGTAGCAGAACAAGGTTTTTGTTGGAGTTTGTGT</text:p>
      <text:p text:style-name="Preformatted_20_Text">Masked <text:s text:c="9"/>GGAATACGCAGATCATCAAAAAAAAGCGTAGCAGAACAAGGTTTTTGTTGGAGTT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GCCTTCTCAACATCTGGGTCTCTGCTTTATGGCCCATCCACTGGCTCTCAGTGAC</text:p>
      <text:p text:style-name="Preformatted_20_Text">Masked <text:s text:c="9"/>TTGTTGCCTTCTCAACATCTGGGTCTCTGCTTTATGGCCCATCCACTGGCTCTC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GGATCTTGAGATCATGCTGCACAGGCTGCCTGAATGCAGAGCACGAATGATGCCTC</text:p>
      <text:p text:style-name="Preformatted_20_Text">Masked <text:s text:c="9"/>TTGGGGATCTTGAGATCATGCTGCACAGGCTGCCTGAATGCAGAGCACGAATGA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CCAGGCAAAGGAATGCAAGACAGCATACGTGCCCAGCATTTGCCTGGTCTAATT</text:p>
      <text:p text:style-name="Preformatted_20_Text">Masked <text:s text:c="9"/>TGGAAACCAGGCAAAGGAATGCAAGACAGCATACGTGCCCAGCATTTGCCTGGTC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CTCAGAATATCAAATTTCAGGGCTTTTTTTCTCGATCTGTAGAGAAATCTAAACA</text:p>
      <text:p text:style-name="Preformatted_20_Text">Masked <text:s text:c="9"/>ACAAGCTCAGAATATCAAATTTCAGGGCTTTTTTTCTCGATCTGTAGAGAAATC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AAGAAAGTTGCTGAAAAATAAAAATCACAGAATCACAGAATCACAGAATTGTAG</text:p>
      <text:p text:style-name="Preformatted_20_Text">Masked <text:s text:c="9"/>AGGATCAAGAAAGTTGCTGAAAAATAAAAATCACAGAATCAC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GGGTTGGAAGGGACCTCTAGAGATCAAGATCTAGTCCAACCTCCCTACCAGAGCACC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CCCTAGACCATATTTCACAGGTAGGCATCTAGGTGGGTCCTGAATATCTC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ACTCCACAACCCCCCTGGGCAGCCTGTTCCAGTGCTCCATCACCCTCACTG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CTCTTTCTTACTCACATTTGTGTGGTTCCCATGCTTTAGTTTGTGGCTGTTT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CCTCTTGCCACACACCACTGAAAAGAGTCTGATCTTGTCCCTTTGCATCCTAC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ATATTTATGGGCATTGATAAGATCCCCTCTGACTTCTTTTCTCAAGGATGAACA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TCGCTCAGCCTTTCCTCATAAGAGAGACGTTCCAGGCCCTTTATCATCT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CTCCACTGGACTCTTTCCAAGAGAAATGTTTGTTTTTTGTTGTTTTTTTTTTCCCCA</text:p>
      <text:p text:style-name="Preformatted_20_Text">Masked <text:s text:c="9"/>NNNNNNNNNNNNNNNNNNNNNNAGAGAAATGNNNNNNNNNNNNNNNNNNNNNNNNCCCCA</text:p>
      <text:p text:style-name="Preformatted_20_Text"><text:s text:c="38"/>********* <text:s text:c="23"/>*****</text:p>
      <text:p text:style-name="Preformatted_20_Text"/>
      <text:p text:style-name="Preformatted_20_Text">Unmasked <text:s text:c="7"/>TCTGTGAAAATCCTGCATGTATAGATGTCCATTACGATTGAGGTATTGCGCTCCTCTTTT</text:p>
      <text:p text:style-name="Preformatted_20_Text">Masked <text:s text:c="9"/>TCTGTGAAAATCCTGCATGTATAGATGTCCATTACGATTGAGGTATTGCGCTCC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GAAGACAAGACTTCCTGCATAGATCACATCTCTTCTTGGACAGTGTCTTCTCTCT</text:p>
      <text:p text:style-name="Preformatted_20_Text">Masked <text:s text:c="9"/>CCTCTGAAGACAAGACTTCCTGCATAGATCACATCTCTTCTTGGACAGTGTCTTC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TGAGATGTTTTTTCTGTGAAAGTTTCTGGTCACAAATAGAGCTAAGCAGATGCA</text:p>
      <text:p text:style-name="Preformatted_20_Text">Masked <text:s text:c="9"/>ACATAGTGAGATGTTTTTTCTGTGAAAGTTTCTGGTCACAAATAGAGCTAAGCAG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AGACAGCCTGGCTCTCCAGAGAGGTTGAATACACAAGGAAACTGCATAAGAACTC</text:p>
      <text:p text:style-name="Preformatted_20_Text">Masked <text:s text:c="9"/>GACAGAGACAGCCTGGCTCTCCAGAGAGGTTGAATACACAAGGAAACTGCATAAG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GTCAAATTATTGATTTTAGCTGAATCACATTCTTTAGATGAATCAAATTATTTT</text:p>
      <text:p text:style-name="Preformatted_20_Text">Masked <text:s text:c="9"/>CCATAAGTCAAATTATTGATTTTAGCTGAATCACATTCTTTAGATGAATCAAAT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CAATCATGTGCTTCTTTCATAAAATCATTGAATCACTAAGGTTGGAAAAGACCT</text:p>
      <text:p text:style-name="Preformatted_20_Text">Masked <text:s text:c="9"/>GAGATTCAATCATGTGCTTCTTT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GTAAGATCATCCACTCCATCTGTCCACCTACCACTAATATTTCTCACTAAAGCACA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TACTGTATCTTGGTTTCTTGAAAATCTACAGAGACAACAGCCTCCAAGGACA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CCAGTGCCTGACCACACTTTCAGGGAAGAAATTATTTGTAATATCCAACCTGG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GGCATAACATGAGGCTATTCCCTCTCATCCTGTTGCTGTTACTTGGAAAA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CACCAACTCACCAAAACCTTCTTTGAAGTAGCTGTGGAGGTCAGTAAGG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GCCTCCTCTTCTCTAGACTAAGCAATCCGAGTTCCCTCAGCTACTTCTCATAA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GTGCTTCAGTCCCCACAGCAACTCCAATGAACACTGAAAATTTTCAAGGAGAAAAATC</text:p>
      <text:p text:style-name="Preformatted_20_Text">Masked <text:s text:c="9"/>NNNNNNNNNNNNNNNCACAGCAACTCCAATGAACACTGAAAATTTTCAAGGAGAAAAATC</text:p>
      <text:p text:style-name="Preformatted_20_Text"><text:s text:c="31"/>*********************************************</text:p>
      <text:p text:style-name="Preformatted_20_Text"/>
      <text:p text:style-name="Preformatted_20_Text">Unmasked <text:s text:c="7"/>AAACATCTTAGTAATGTTTAGAAACCTTTTTGGTCAAAATGTATTTTAATACTATAAAAT</text:p>
      <text:p text:style-name="Preformatted_20_Text">Masked <text:s text:c="9"/>AAACATCTTAGTAATGTTTAGAAACCTTTTTGGTCAAAATGTATTTTAATACTA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CAGCTTTTACTAACACTTTCTGTAGAATGACTTTGCTATCCGGATAAAATATGT</text:p>
      <text:p text:style-name="Preformatted_20_Text">Masked <text:s text:c="9"/>GGCATTCAGCTTTTACTAACACTTTCTGTAGAATGACTTTGCTATCCGGATAAA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ACATTATTCTTTGTGTTCAAAGTCAGTATTCACATCTGTGTTTGTCTTATATGA</text:p>
      <text:p text:style-name="Preformatted_20_Text">Masked <text:s text:c="9"/>TCTGTTACATTATTCTTTGTGTTCAAAGTCAGTATTCACATCTGTGTTTGTCTT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TTTGTTACTGATAATCTAAGTACATTATGCAGTTCTACAGTGCTACATAGATTTTT</text:p>
      <text:p text:style-name="Preformatted_20_Text">Masked <text:s text:c="9"/>TCGTTTTGTTACTGATAATCTAAGTACATTATGCAGTTCTACAGTGCTACATAG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CTCCCTGTTCTGATTTCTCATACAATCTTTTCATCTTCTTTTCTAAG<text:span text:style-name="T1">ATAGAAAC</text:span></text:p>
      <text:p text:style-name="Preformatted_20_Text">Masked <text:s text:c="9"/>TTTAACTCCCTGTTCTGATTTCTCATACAATCTTTTCATCTTCTTTTCTAAG<text:span text:style-name="T1">ATAG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CAAAATCTTTACATCTGAGCTCTAGCATGATCATAAAAAAATGTTATGAGAGGTCTA</text:span></text:p>
      <text:p text:style-name="Preformatted_20_Text">Masked <text:s text:c="9"/><text:span text:style-name="T1">AGACAAAATCTTTACATCTGAGCTCTAGCATGATCATAAAAAAATGTTATGAGAGGT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GCAGACAAACAAAAACCTATTCAAAGTTGACTGTCTCTGCAATACACACCAACACCTAC</text:span></text:p>
      <text:p text:style-name="Preformatted_20_Text">Masked <text:s text:c="9"/><text:span text:style-name="T1">CGCAGACAAACAAAAACCTATTCAAAGTTGACTGTCTCTGCAATACACACCAACACCT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GGGAGTAGCACGAACGCTTCAGGAGATAATTTAAAGCTTCACTATAGCTAGACTGT</text:span></text:p>
      <text:p text:style-name="Preformatted_20_Text">Masked <text:s text:c="9"/><text:span text:style-name="T1">TGCAGGGAGTAGCACGAACGCTTCAGGAGATAATTTAAAGCTTCACTATAGCTAGAC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TTCAGTTGTATGCTACATAGCTTCAGAAGAACA</text:span>ATAAGCCTGATCAAGCTAAAATA</text:p>
      <text:p text:style-name="Preformatted_20_Text">Masked <text:s text:c="9"/><text:span text:style-name="T1">AAGTTTCAGTTGTATGCTACATAGCTTCAGAAGAACA</text:span>ATAAGCCTGATCAAGC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TACTCTAAAACCAGCAAAATATATATAGTATTAGAATAAAAGCAGAAGCAGCTT</text:p>
      <text:p text:style-name="Preformatted_20_Text">Masked <text:s text:c="9"/>CTTAATTACTCTAAAACCAGCAAAATATATATAGTATTAGAATAAAAGCAGAAG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ATTAGAACAGTGAAGGATTTTGCACACACTGAACAGCAAGAATATCTGCATCAA</text:p>
      <text:p text:style-name="Preformatted_20_Text">Masked <text:s text:c="9"/>AGGGACATTAGAACAGTGAAGGATTTTGCACACACTGAACAGCAAGAATATCTGC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TTCTTCAGATAGATGCAGAGGCCCAGAGATTTCCTCTAGCCCTAAGAGCATTT</text:p>
      <text:p text:style-name="Preformatted_20_Text">Masked <text:s text:c="9"/>GTAAACTTTCTTCAGATAGATGCAGAGGCCCAGAGATTTCCTCTAGCCCTAAGA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GCAGCCTAAGATGCCTTAAATGGTGCCAGCTGATGCAATGGTCAGCTGCTAAAT</text:p>
      <text:p text:style-name="Preformatted_20_Text">Masked <text:s text:c="9"/>GAGTCAGCAGCCTAAGATGCCTTAAATGGTGCCAGCTGATGCAATGGTCAGCTGC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TATATAACCCCTACTAGGCACTGTTATTAAGGAAGACATGTAAGAGCTGTGGAT</text:p>
      <text:p text:style-name="Preformatted_20_Text">Masked <text:s text:c="9"/>TCCTTTTATATAACCCCTACTAGGCACTGTTATTAAGGAAGACATGTAAGAGCTGTG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GATGAGGTTTGTAAGGCAAGTGCCTTAACTGCAGCTATTTTACAAGATGTCGTACAT</text:p>
      <text:p text:style-name="Preformatted_20_Text">Masked <text:s text:c="9"/>AATGATGAGGTTTGTAAGGCAAGTGCCTTAACTGCAGCTATTTTACAAGATGTC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CAGCGGCTAGGATACCGATAGGGTTGTGATACTTTAGGATCACATGTAAGACTG</text:p>
      <text:p text:style-name="Preformatted_20_Text">Masked <text:s text:c="9"/>CACAGACAGCGGCTAGGATACCGATAGGGTTGTGATACTTTAGGATCACATGTAA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GTAATTTAACATTAGATATAGAATGTATAAGTTGTATGCCTCAAAGGGATATTT</text:p>
      <text:p text:style-name="Preformatted_20_Text">Masked <text:s text:c="9"/>AACAGTGTAATTTAACATTAGATATAGAATGTATAAGTTGTATGCCTCAAAGGG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TTCAGTTCTCATTTTATTATTTTAGAGTGTTTGCTTTGTTTCATTTCATTTTCA</text:p>
      <text:p text:style-name="Preformatted_20_Text">Masked <text:s text:c="9"/>CTCCTGTTCAGTTCTCATTTTATTATTTTAGAGTGTTTGCTTTGTTTCATTTCA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GAGCTGTACCCTTCAAGCAAGCAGTCTGAGAATAGCAGAGAGTGATCCAGAATAAG</text:p>
      <text:p text:style-name="Preformatted_20_Text">Masked <text:s text:c="9"/>ATTGGAGCTGTACCCTTCAAGCAAGCAGTCTGAGAATAGCAGAGAGTGATCCAGAA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TTTAGTTCTGTTCTGAAAATAAATGAAGGCGCAAAACTCCAGCTGACCTTAGTG</text:p>
      <text:p text:style-name="Preformatted_20_Text">Masked <text:s text:c="9"/>AGAAAATTTAGTTCTGTTCTGAAAATAAATGAAGGCGCAAAACTCCAGCTGACC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GCAGGAATAGCTTCCATTATCTGGCAAGCCATATGGAATTATTTATTCTGTTAGA</text:p>
      <text:p text:style-name="Preformatted_20_Text">Masked <text:s text:c="9"/>GGCATGCAGGAATAGCTTCCATTATCTGGCAAGCCATATGGAATTATTTATTCTG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GAGATCTTTACATATTATCCCTAAAAAGAAGACTCTCTTGCCAAATTGATCTCA</text:p>
      <text:p text:style-name="Preformatted_20_Text">Masked <text:s text:c="9"/>AAAGTTGAGATCTTTACATATTATCCCTAAAAAGAAGACTCTCTTGCCAAATTG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ATTAGCAAGGGGAGAGATCTGCAAAATAGTCTGAACTTCTTGGTACTTCCTCAG</text:p>
      <text:p text:style-name="Preformatted_20_Text">Masked <text:s text:c="9"/>AAAGTAATTAGCAAGGGGAGAGATCTGCAAAATAGTCTGAACTTCTTGGTACTTC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CTGGAGAAGTTTTTACTTCAGTTAAGCAAGTTTGTTCCTGTCCAAAATACTACA</text:p>
      <text:p text:style-name="Preformatted_20_Text">Masked <text:s text:c="9"/>TTTTAACTGGAGAAGTTTTTACTTCAGTTAAGCAAGTTTGTTCCTGTCCAAAAT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ACCATGTTTTAAACTGCTGCATTTTCTTTAAAAGTAAAATAGATTTTCCTGCTG</text:p>
      <text:p text:style-name="Preformatted_20_Text">Masked <text:s text:c="9"/>GAGAATACCATGTTTTAAACTGCTGCATTTTCTTTAAAAGTAAAATAGATTTTCC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CATACCAGAACGGCCCTCACATCTGCTTTCTTTTCTCTGCATTAAGA<text:span text:style-name="T1">ACCAAACC</text:span></text:p>
      <text:p text:style-name="Preformatted_20_Text">Masked <text:s text:c="9"/>TACTGCATACCAGAACGGCCCTCACATCTGCTTTCTTTTCTCTGCATTAAGA<text:span text:style-name="T1">ACCAAA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CTGCATATAAAAGGAAAGATTCACCTTGGAAGATTCCAAATGCAGTTGTGGTATCCA</text:span></text:p>
      <text:p text:style-name="Preformatted_20_Text">Masked <text:s text:c="9"/><text:span text:style-name="T1">TTTCTGCATATAAAAGGAAAGATTCACCTTGGAAGATTCCAAATGCAGTTGTGGTATC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CATAGATAGTTTACAGTGGAAATTTCCTTACTTAGGTTAAGATAGGATAGTGTCAAT</text:span></text:p>
      <text:p text:style-name="Preformatted_20_Text">Masked <text:s text:c="9"/><text:span text:style-name="T1">TCTCATAGATAGTTTACAGTGGAAATTTCCTTACTTAGGTTAAGATAGGATAGTGTC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ATATTCCCTTATGTAGTTGAGA</text:span>TACATACACTAGAATAGGTTGCCCAGAGTTGTGGT</text:p>
      <text:p text:style-name="Preformatted_20_Text">Masked <text:s text:c="9"/><text:span text:style-name="T1">TTAATATTCCCTTATGTAGTTGAGA</text:span>TACATNNNNNNNNNNNNNNNNNNNNNNNNNNNNNN</text:p>
      <text:p text:style-name="Preformatted_20_Text"><text:soft-page-break/><text:s text:c="16"/>****************************** <text:s text:c="29"/></text:p>
      <text:p text:style-name="Preformatted_20_Text"/>
      <text:p text:style-name="Preformatted_20_Text">Unmasked <text:s text:c="7"/>TGATTTGCCCAATCTTTGGGGACTTTCAAGGCCAGAGTGGATCAGTCCCTGGTCAG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AGCTGCAGATGCCCCTGTTCATTGCAGGAGAGATGGACTAGATGACCTTTAA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TCCAACTCTACGTACTCCATGATTCTGTGATTCTATGATTCTATGATTCTTTGACC</text:p>
      <text:p text:style-name="Preformatted_20_Text">Masked <text:s text:c="9"/>NNNNNNNNNNNNNNNNNNNNNNNNNNNNNNGTGATTCTATGATTCTATGATTCTTTGACC</text:p>
      <text:p text:style-name="Preformatted_20_Text"><text:s text:c="46"/>******************************</text:p>
      <text:p text:style-name="Preformatted_20_Text"/>
      <text:p text:style-name="Preformatted_20_Text">Unmasked <text:s text:c="7"/>CAGGTCAGTGAGGTCTAGGCCCATATGACCTTTCTCCCTTACCTTTTGTACATAAAAATT</text:p>
      <text:p text:style-name="Preformatted_20_Text">Masked <text:s text:c="9"/>CAGGTCAGTGAGGTCTAGGCCCATATGACCTTTCTCCCTTACCTTTTGTACAT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GCAGCATTGAGCTTTTATACACTGCTGGACCAGAAAGGCTCTATTTTTCTGATGT</text:p>
      <text:p text:style-name="Preformatted_20_Text">Masked <text:s text:c="9"/>CTGTAGCAGCATTGAGCTTTTATACACTGCTGGACCAGAAAGGCTCTATTTTTC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GCCATGAAGAGATGAAGTATCAAAAGTCAGTGCAGAGAAATACAGTTCAGGTTAT</text:p>
      <text:p text:style-name="Preformatted_20_Text">Masked <text:s text:c="9"/>TATCAGCCATGAAGAGATGAAGTATCAAAAGTCAGTGCAGAGAAATACAGTTCAG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GGAAGAAAATGGCTTTGATTTAAAACATTCAGGAAAATCTGTGCCAGAAGGAGAAG</text:p>
      <text:p text:style-name="Preformatted_20_Text">Masked <text:s text:c="9"/>TAGAGGAAGAAAATGGCTTTGATTTAAAACATTCAGGAAAATCTGTGCCAGAAG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GGTAGGTAATGAAGCCTGAATACACAAAAACCTGGGAGCCTTGAGAATGAAAA</text:p>
      <text:p text:style-name="Preformatted_20_Text">Masked <text:s text:c="9"/>TGCATTTGGTAGGTAATGAAGCCTGAATACACAAAAACCTGGGAGCCTTGAGAA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CAAAATATTTTTTCTTTTATAATTCAGCCAAAGATTAGAGAAAACATAACTGTA</text:p>
      <text:p text:style-name="Preformatted_20_Text">Masked <text:s text:c="9"/>AAAAACCAAAATATTTTTTCTTTTATAATTCAGCCAAAGATTAGAGAAAACAT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GACATGTTCTCAGAGATCATAAAATGAATGAATGCTCATTCACTGTCATTTGT</text:p>
      <text:p text:style-name="Preformatted_20_Text">Masked <text:s text:c="9"/>TATTATAGACATGTTCTCAGAGATCATAAAATGAATGAATGCTCATTCACTGTCA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ACAGTGCTGCTGTGTATCCCAAACAAATGCTGTTAAAAATTCTGTTAGGTTTCTG</text:p>
      <text:p text:style-name="Preformatted_20_Text">Masked <text:s text:c="9"/>CCTTCACAGTGCTGCTGTGTATCCCAAACAAATGCTGTTAAAAATTCTGTTAGG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GCAAAACAAGGATTTTGCTGATAACTTTTCCTGTGAAAGCTGGATAGACCACA</text:p>
      <text:p text:style-name="Preformatted_20_Text">Masked <text:s text:c="9"/>ATAATAAGCAAAACAAGGATTTTGCTGATAACTTTTCCTGTGAAAGCTGGATAG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TCAATAAAGGAAGTGCACAGTGAAAGACAAAGAACATTTTTGACTCTCTCCAG</text:p>
      <text:p text:style-name="Preformatted_20_Text">Masked <text:s text:c="9"/>TACACTTTCAATAAAGGAAGTGCACAGTGAAAGACAAAGAACATTTTTGACTCT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TACATACTCTTTAGCAGAACTGTAAAGACAGAGAGGCTGAAACCATGGTAAGTAC</text:p>
      <text:p text:style-name="Preformatted_20_Text">Masked <text:s text:c="9"/>TACAGTACATACTCTTTAGCAGAACTGTAAAGACAGAGAGGCTGAAACCATGGTA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TATTCATTTTCTTTTTATTATATGAATGCATAATATTTAGTATTAAAACTATA</text:p>
      <text:p text:style-name="Preformatted_20_Text"><text:soft-page-break/>Masked <text:s text:c="9"/>AGAGCTCTATTCATTTTCTTTTTATTATATGAATGCATAATATTTAGTATTAAA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TGCAACTGTAAAGCTTTAAACATATTTATAATAATTTTCAATTCAGTTTCTTGCA</text:p>
      <text:p text:style-name="Preformatted_20_Text">Masked <text:s text:c="9"/>TGAGATGCAACTGTAAAGCTTTAAACATATTTATAATAATTTTCAATTCAGTTTC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CTTCCTGCTTTTGAGGGCATGAAGAAACTTTTTAGTTTTTTCTGTTTCTTCATCA</text:p>
      <text:p text:style-name="Preformatted_20_Text">Masked <text:s text:c="9"/>GCTCACTTCCTGCTTTTGAGGGCATGAAGAAACTTTTTAGTTTTTTCTGTTTC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CCAGTTTCTGTATGTCTTACAGATTCTGAAATTCAAAAGTAAGGAAGAGACAAC</text:p>
      <text:p text:style-name="Preformatted_20_Text">Masked <text:s text:c="9"/>TATGAACCAGTTTCTGTATGTCTTACAGATTCTGAAATTCAAAAGTAAGGAAGAG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CTTTCAAGACTAAGCTGAAAAATAAGTTTGTAGATCTAAAGGAATTCTGCAGTCA</text:p>
      <text:p text:style-name="Preformatted_20_Text">Masked <text:s text:c="9"/>AGCTTCTTTCAAGACTAAGCTGAAAAATAAGTTTGTAGATCTAAAGGAATTCTGC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CAATATGATACCAAGCCAGAAATGAGAGGTAAAGCTCTTTAACGATATTTCCAGG</text:p>
      <text:p text:style-name="Preformatted_20_Text">Masked <text:s text:c="9"/>GGTGTCAATATGATACCAAGCCAGAAATGAGAGGTAAAGCTCTTTAACGATATTTC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ATTGTACTGTCTTCATTCAGAAGAACTTTGAAACTAAAAACAAACAAGATTTATG</text:p>
      <text:p text:style-name="Preformatted_20_Text">Masked <text:s text:c="9"/>AAGACATTGTACTGTCTTCATTCAGAAGAACTTTGAAACTAAAAACAAACAAG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AGGTGTAAATTTGCAGTACAGCTGATTTTTTTTTAAACTAATATCTATTCTTTTT</text:p>
      <text:p text:style-name="Preformatted_20_Text">Masked <text:s text:c="9"/>CTTCTAGGTGTAAATTTGCAGTACAGCTGATTTTTTTTTAAACTAATATCTAT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AAAAAGATTATTTAAAATTCAAAAACCTACATACTTGCAGATCTTTTTCTAAGTA</text:p>
      <text:p text:style-name="Preformatted_20_Text">Masked <text:s text:c="9"/>TTCATAAAAAGATTATTTAAAATTCAAAAACCTACATACTTGCAGATCTTTTTC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AATAAACTGATTCAACAATTTCAAGTCAAATGATTTTAAAGATGTTAAAAATT</text:p>
      <text:p text:style-name="Preformatted_20_Text">Masked <text:s text:c="9"/>TTTTATTAATAAACTGATTCAACAATTTCAAGTCAAATGATTTTAAAGATGTT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GTCTGAATAGCTTTTTACACCACCTTTTCCTCAGGAAGTATCTCAGAACTCTTGG</text:p>
      <text:p text:style-name="Preformatted_20_Text">Masked <text:s text:c="9"/>GTGTAGTCTGAATAGCTTTTTACACCACCTTTTCCTCAGGAAGTATCTCAGAACT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CTTGTATACTTTTGCCATGGGAAATATGCTCATACAAAGCTATCTCTAAAGAGCT</text:p>
      <text:p text:style-name="Preformatted_20_Text">Masked <text:s text:c="9"/>AGTACCTTGTATACTTTTGCCATGGGAAATATGCTCATACAAAGCTATCTCTAA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TATTTGAATCTGCTTATCTGTTTTAAGAGGAAAAAGGTATTTTATGAAACCTAG</text:p>
      <text:p text:style-name="Preformatted_20_Text">Masked <text:s text:c="9"/>TTTCTTTATTTGAATCTGCTTATCTGTTTTAAGAGGAAAAAGGTATTTTATGAAA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AACCCAAGCCATAGAATTCAGTATCTTCATAGGCAAAATAGTCTAATGTCCATCA</text:p>
      <text:p text:style-name="Preformatted_20_Text">Masked <text:s text:c="9"/>AGAGGAACCCAAGCCATAGAATTCAGTATCTTCATAGGCAAAATAGTCTAATGTC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GGACAAGAAAAATGACAGTGTGAAATAGGATTGAATGCAGAACACAGTTTACAT</text:p>
      <text:p text:style-name="Preformatted_20_Text">Masked <text:s text:c="9"/>CAAATTGGACAAGAAAAATGACAGTGTGAAATAGGATTGAATGCAGAACACAGTTTAC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AACAGTGTTTAACCAAGTTTGGAGGGTTTGGGCAGAGGCTGTCTCTGTTTTACACAAA</text:p>
      <text:p text:style-name="Preformatted_20_Text">Masked <text:s text:c="9"/>TTAACAGTGTTTAACCAAGTTTGGAGGGTTTGGGCAGAGGCTGTCTCTGTTTTAC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GAGTTCTTCCTGAATCTGAAGAAATGGCCTCAAAAGTGTTTCAGTAACATTTTGGG</text:p>
      <text:p text:style-name="Preformatted_20_Text">Masked <text:s text:c="9"/>GATCGAGTTCTTCCTGAATCTGAAGAAATGGCCTCAAAAGTGTTTCAGTAACATTT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AAATATAAAACAGATATTTCTTGTTTATTTCTGTTGTATGAATCCCAGTGTGTA</text:p>
      <text:p text:style-name="Preformatted_20_Text">Masked <text:s text:c="9"/>TATTTAAAATATAAAACAGATATTTCTTGTTTATTTCTGTTGTATGAATCCCAG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AAGTGAGGGAAAAAAAAAAACCATTGTGCTTGTATGTGCAAAAAATTCAACTCAA</text:p>
      <text:p text:style-name="Preformatted_20_Text">Masked <text:s text:c="9"/>GGAACAAGTGAGGGAAAAAAAAAAACCATTGTGCTTGTATGTGCAAAAAATTCAA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TTGATTTACTCTGGATATACACATATGTGAATGGGATCCAAAAAAGCACAGCAGT</text:p>
      <text:p text:style-name="Preformatted_20_Text">Masked <text:s text:c="9"/>GTTATTTGATTTACTCTGGATATACACATATGTGAATGGGATCCAAAAAAGCACA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AAATTAGCATCTTACTGTGCTTTTAAATGCTGAGTTCCTGTTGTTACAGAGATT</text:p>
      <text:p text:style-name="Preformatted_20_Text">Masked <text:s text:c="9"/>TCTAACAAATTAGCATCTTACTGTGCTTTTAAATGCTGAGTTCCTGTTGTTACA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CTCAAGCTTCCCATTCAGCATTCTCAAGTACACATGGAGCCTTTGTGTCTGCAA</text:p>
      <text:p text:style-name="Preformatted_20_Text">Masked <text:s text:c="9"/>CTTTAACTCAAGCTTCCCATTCAGCATTCTCAAGTACACATGGAGCCTTTGTGT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TACATTACAATTTGCAAGGCAAATTATATTACAGTTATGCTATTGGCATGACTCA</text:p>
      <text:p text:style-name="Preformatted_20_Text">Masked <text:s text:c="9"/>AACTCTACATTACAATTTGCAAGGCAAATTATATTACAGTTATGCTATTGGCATG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TAGCTGCTTTTGTGAAAAGGTTTGTTTAGAAGGAGCATGTAAATATGCAAATAC</text:p>
      <text:p text:style-name="Preformatted_20_Text">Masked <text:s text:c="9"/>AATGTATAGCTGCTTTTGTGAAAAGGTTTGTTTAGAAGGAGCATGTAAATATGC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AACACAAGGTTTCTGCTGTTGCCAAATGCAGTTTGAAAATAAGCAACAACAACAGT</text:p>
      <text:p text:style-name="Preformatted_20_Text">Masked <text:s text:c="9"/>ATTGAACACAAGGTTTCTGCTGTTGCCAAATGCAGTTTGAAAATAAGCAACAAC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CTTTTCTTCAAATTCTTTTTAAGTTTCAGATTGGTTTATCTGAATCCAAATATGA</text:p>
      <text:p text:style-name="Preformatted_20_Text">Masked <text:s text:c="9"/>TCTACCTTTTCTTCAAATTCTTTTTAAGTTTCAGATTGGTTTATCTGAATCCAA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GTTCAAAGCAATGCAAACCATGTATTCATATTCTATTTCCCTAGCAGTATTATA</text:p>
      <text:p text:style-name="Preformatted_20_Text">Masked <text:s text:c="9"/>CTGACAGTTCAAAGCAATGCAAACCATGTATTCATATTCTATTTCCCTAGCAGTA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TATGGAAAAAGGAGTGCTTTCATCTCTGCATCACAGGCAACCCAAAAGCATCACT</text:p>
      <text:p text:style-name="Preformatted_20_Text">Masked <text:s text:c="9"/>TACTGTATGGAAAAAGGAGTGCTTTCATCTCTGCATCACAGGCAACCCAAAAGCA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AGCAAATCACAATATTTGATGCTGCAGGGATGGAAATTTGTATTATAGCAATACA</text:p>
      <text:p text:style-name="Preformatted_20_Text">Masked <text:s text:c="9"/>AAGGAAGCAAATCACAATATTTGATGCTGCAGGGATGGAAATTTGTATTATAGC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GGTGAAAAGAAAAAAGAAGTAGGTGAAAAGGAAAAANTTAACAACATAAGCTGTG</text:p>
      <text:p text:style-name="Preformatted_20_Text">Masked <text:s text:c="9"/>GGTTAGGTGAAAAGAAAAAAGAAGTAGGTGAAAAGGAAAAANTTAACAACATAAGCTG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CAGTGGATTTTCAACCAATAATTTCACTGAAGATGCTTAATTTTGAAAAGTTGTAAGTT</text:p>
      <text:p text:style-name="Preformatted_20_Text">Masked <text:s text:c="9"/>CCAGTGGATTTTCAACCAATAATTTCACTGAAGATGCTTAATTTTGAAAAGTTGT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GGAACTTCCTTAGTTCTGGTAGTTCTCTTTTCTCTCTAAGCATATTAGAACTTTT</text:p>
      <text:p text:style-name="Preformatted_20_Text">Masked <text:s text:c="9"/>CAGTTGGAACTTCCTTAGTTCTGGTAGTTCTCTTTTCTCTCTAAGCATATTAGAA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TATTTCAAG<text:span text:style-name="T1">TTTCATACTAGAAGTGTTGAAGGTTTCAGACAGTTTGGC</text:span>AGAAAAA</text:p>
      <text:p text:style-name="Preformatted_20_Text">Masked <text:s text:c="9"/>ATTAATATTTCAAG<text:span text:style-name="T1">TTTCATACTAGAAGTGTTGAAGGTTTCAGACAGTTTGGC</text:span>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CATGACTGGTAGACAAGAAGCTGGACATGAGCCAGCAGTGTGCGCTTGGAGCCCG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TGTGTTCTGAGCTGCATTAACAGAGGAGTGGCCAGCAGGGAGAGGGAGGTG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ACTCGACTCGGCTCTTGTGAGGCCCCACCTGGGTACTGCATCCAGGCCTGGAGC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TAGAAGAAAGACACACTGCTCTTGGAATGGTCCAGAGGAGGACCACTAAGA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GCTGGAACACCTCCCCTGTGAGGAAAGGTTGAGGGAACTGAGCTTGTTTAG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AGAGAAGGCTCCGGGGAGACCTCATTTGGCCTTCCAGTACTTAAAGGGAGCC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GGAGGGGAACGACTGTTGACATGGGTTGATAGTGATAGGATGAGGGGAACGA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ATGGGTTGATAGTGATAGGATAAGGGGAATGGTTTTAAACTGAGACAGGGGA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TTAGATATTAGGAGGTAGTTTTTCACCAGAGGGTAGTGAAGCACTGGAACAGG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AGAGGTTGTGGATGCCCCATCCCTGGAGGCATTCAAGGCCAGGCTGGATGTG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CAGCCTGGTCTAGTGGTTGGCGACCCTGCCCACAGCAGGAGGGTTGAAACAA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TTTGAGGTCTTTTTCAACCCAGGCCGTTCTATGAT<text:span text:style-name="T1">ACGATATGTAGAGCTGTGAAA</text:span></text:p>
      <text:p text:style-name="Preformatted_20_Text">Masked <text:s text:c="9"/>NNNNNNNNNNNNNNNNNNNNNNNNNNNNNNNNNNNNNNN<text:span text:style-name="T1">ACGATATGTAGAGCTGTGAAA</text:span></text:p>
      <text:p text:style-name="Preformatted_20_Text"><text:soft-page-break/><text:s text:c="55"/>*********************</text:p>
      <text:p text:style-name="Preformatted_20_Text"/>
      <text:p text:style-name="Preformatted_20_Text">Unmasked <text:s text:c="7"/><text:span text:style-name="T1">TTGACCATGTCAGTCTCACAGAACCAGAGCCAGACTGGCACTGACTTTCAATGTTAATCT</text:span></text:p>
      <text:p text:style-name="Preformatted_20_Text">Masked <text:s text:c="9"/><text:span text:style-name="T1">TTGACCATGTCAGTCTCACAGAACCAGAGCCAGACTGGCACTGACTTTCAATGTTAATC</text:span>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GTTTTGGTTTTGTACCATAGTGAGTTGTGTTATAATTCAGCAAATCAAATTTTAC</text:p>
      <text:p text:style-name="Preformatted_20_Text">Masked <text:s text:c="9"/>GTTAGGTTTTGGTTTTGTACCATAGTGAGTTGTGTTATAATTCAGCAAATCAAA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TCTATGAAGAAGTTCACCCAGTTTCTATCTAAGTCAAACTGCATATGCAAAGAGG</text:p>
      <text:p text:style-name="Preformatted_20_Text">Masked <text:s text:c="9"/>TCAGTTCTATGAAGAAGTTCACCCAGTTTCTATCTAAGTCAAACTGCATATGCAA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ACATGTTTTAGTGATTTTCTACAGGGAATGCTTTCCCAAAGCAGTGCTTTAATGCTA</text:p>
      <text:p text:style-name="Preformatted_20_Text">Masked <text:s text:c="9"/>CGTACATGTTTTAGTGATTTTCTACAGGGAATGCTTTCCCAAAGCAGTGCTTTAA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AAAGAGAGTATCCAGTATGTAGATGTGTGGGTTGCAAAGCCATAAGACAAAACC</text:p>
      <text:p text:style-name="Preformatted_20_Text">Masked <text:s text:c="9"/>GAGATTAAAGAGAGTATCCAGTATGTAGATGTGTGGGTTGCAAAGCCATAAGACA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GAAAAATGCTTAAGAAAGGGTACATTCCTCTCATCTCTCATTATAACTTAGGT</text:p>
      <text:p text:style-name="Preformatted_20_Text">Masked <text:s text:c="9"/>AAAACATGAAAAATGCTTAAGAAAGGGTACATTCCTCTCATCTCTCATTATAACTT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TTAAATTCTTTTCCTAAATTTTTCACTCAGTGTTTTAGAACTATCCATAATATGA</text:p>
      <text:p text:style-name="Preformatted_20_Text">Masked <text:s text:c="9"/>CAGATTTAAATTCTTTTCCTAAATTTTTCACTCAGTGTTTTAGAACTATCCATA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CTTTCTTCTAGCATACACTTTCTACACTATTCTACACAATAACTGTTTTATGAAA</text:p>
      <text:p text:style-name="Preformatted_20_Text">Masked <text:s text:c="9"/>GTGTTCTTTCTTCTAGCATACACTTTCTACACTATTCTACACAATAACTGTT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TGAGAAAAATATAGGACTGAAGGAAAACTAATGAAATGGATATGGAGGCTTAGT</text:p>
      <text:p text:style-name="Preformatted_20_Text">Masked <text:s text:c="9"/>AATCACTGAGAAAAATATAGGACTGAAGGAAAACTAATGAAATGGATATGGAGGC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AAAGTGATATGGTACATGCCATCTGGGAACAAGGAAGCTGCTAGATTCAAAGATCT</text:p>
      <text:p text:style-name="Preformatted_20_Text">Masked <text:s text:c="9"/>GTCTAAAGTGATATGGTACATGCCATCTGGGAACAAGGAAGCTGCTAGATTCAAA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GTAAAGCAATACAGGCATGGCATATGAATTAATGTAATTTTTAAGAAACATCAC</text:p>
      <text:p text:style-name="Preformatted_20_Text">Masked <text:s text:c="9"/>GAATTTGTAAAGCAATACAGGCATGGCATATGAATTAATGTAATTTTTAAGAAACA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AAATAAACTAGTGTAAGTTAATGGTAATAACACTAACCAAAACAGAAAAGGAGA</text:p>
      <text:p text:style-name="Preformatted_20_Text">Masked <text:s text:c="9"/>AAATAAAAATAAACTAGTGTAAGTTAATGGTAATAACACTAACCAAAACAGAAAAG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TAGGTGAATTTATAGTCATTGCTGATACTTTTTCTCAAATACTGAAAGGTCCAAA</text:p>
      <text:p text:style-name="Preformatted_20_Text">Masked <text:s text:c="9"/>GATGGTAGGTGAATTTATAGTCATTGCTGATACTTTTTCTCAAATACTGAAAGGT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AATGAAAAGTTAGAAAGAATGTGTTTAATTATTAGTTCACAGCCATTGCATGACA</text:p>
      <text:p text:style-name="Preformatted_20_Text">Masked <text:s text:c="9"/>TGTAGAATGAAAAGTTAGAAAGAATGTGTTTAATTATTAGTTCACAGCCATTGC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CAGGTGAGTTAGTTAATAACAGCGTATGTTGTTTTATTATGATGGAGCTATATTTA</text:p>
      <text:p text:style-name="Preformatted_20_Text"><text:soft-page-break/>Masked <text:s text:c="9"/>CCTACAGGTGAGTTAGTTAATAACAGCGTATGTTGTTTTATTATGATGGAGCTAT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AATCTTTAAAAAACGATTGTACAACAAAACTGTGTATAACCTATCGTATCTGACC</text:p>
      <text:p text:style-name="Preformatted_20_Text">Masked <text:s text:c="9"/>TCTCAAATCTTTAAAAAACGATTGTACAACAAAACTGTGTATAACCTATCGTATCT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TAATGATTTTTCACACTTAATTTAGAACACCAATTATTATAGTTCTTATCCTCC</text:p>
      <text:p text:style-name="Preformatted_20_Text">Masked <text:s text:c="9"/>TCAGTATAATGATTTTTCACACTTAATTTAGAACACCAATTATTATAGTTCTTA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GCAATAATTTAAACAAATTAGAAATAATTCTTTGTTGATATTGAATTAATATTTT</text:p>
      <text:p text:style-name="Preformatted_20_Text">Masked <text:s text:c="9"/>AAACAGCAATAATTTAAACAAATTAGAAATAATTCTTTGTTGATATTGAATTAA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TATTCTCCTAACACACAATTTAAAAAAAAATGATCTATTAATGAAAAAGAATATAG</text:p>
      <text:p text:style-name="Preformatted_20_Text">Masked <text:s text:c="9"/>CCTGTATTCTCCTAACACACAATTTAAAAAAAAATGATCTATTAATGAAAAAGAA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TTAGAAGAAATAACAACATTTTGTAATAGAGAGCAGTTCTCCCACGACTTACTT</text:p>
      <text:p text:style-name="Preformatted_20_Text">Masked <text:s text:c="9"/>AAACAATTAGAAGAAATAACAACATTTTGTAATAGAGAGCAGTTCTCCCACGACT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CTATCTCAGTAACTAAAACTTAGATTTAGCAATATGTCTTATTTTTTCCTTTT</text:p>
      <text:p text:style-name="Preformatted_20_Text">Masked <text:s text:c="9"/>TTCTTAACTATCTCAGTAACTAAAACTTAGATTTAGCAATATGTCTTATTTTT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AAGGAAGGGGAGTGAAAATTGCTTGTTAAGTAATGAAAGAATAAAAAGGGAAAG</text:p>
      <text:p text:style-name="Preformatted_20_Text">Masked <text:s text:c="9"/>CATTTGAAGGAAGGGGAGTGAAAATTGCTTGTTAAGTAATGAAAGAATAAAAAGG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TGAAGAATAGCTGGGAGTAACATTTAATGTCTATCTGGAAAAATAAAAGAAGA</text:p>
      <text:p text:style-name="Preformatted_20_Text">Masked <text:s text:c="9"/>ATCTCAGTGAAGAATAGCTGGGAGTAACATTTAATGTCTATCTGGAAAAATAAA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TTTATATTAG<text:span text:style-name="T1">GTTGATGCATGAAGTGACAATTTGTGTGTAACAAAGATGGTGAC</text:span></text:p>
      <text:p text:style-name="Preformatted_20_Text">Masked <text:s text:c="9"/>TTTATTTTTATATTAG<text:span text:style-name="T1">GTTGATGCATGAAGTGACAATTTGTGTGTAACAAAGATGGTG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GAGATTTTTCTAATGAAGGCAACCGTAAATTTGTACCACAGTCACCATGCCATAAT</text:span></text:p>
      <text:p text:style-name="Preformatted_20_Text">Masked <text:s text:c="9"/><text:span text:style-name="T1">TGTAGAGATTTTTCTAATGAAGGCAACCGTAAATTTGTACCACAGTCACCATGCCAT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CACATTGACAGGCAGGAAGCTGGCAGGAAGGGCAGGA</text:span>GTATGTAATGAACAAAAACA</text:p>
      <text:p text:style-name="Preformatted_20_Text">Masked <text:s text:c="9"/><text:span text:style-name="T1">GATCACATTGACAGGCAGGAAGCTGGCAGGAAGGGCAGGA</text:span>GTATGTAATGAACA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TTGGGCACTGTGAAGACTCTAGAACTGTCTCCAGTGGCAACAGAAAACACTGGAG</text:p>
      <text:p text:style-name="Preformatted_20_Text">Masked <text:s text:c="9"/>TAGTTTTGGGCACTGTGAAGACTCTAGAACTGTCTCCAGTGGCAACAGAAAACACT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GGCATTCCTTGAAGTGGAATCGTGTCCTCATTTGTGTACTGAAATGCAACATAG</text:p>
      <text:p text:style-name="Preformatted_20_Text">Masked <text:s text:c="9"/>CATGCAGGCATTCCTTGAAGTGGAATCGTGTCCTCATTTGTGTACTGAAATGCAA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GAAGAACATCTGACAACTGTTTTATGTTGTGTACTTAAAGATGATAAATATCTA</text:p>
      <text:p text:style-name="Preformatted_20_Text">Masked <text:s text:c="9"/>CTTTTGGAAGAACATCTGACAACTGTTTTATGTTGTGTACTTAAAGATGATAAATATC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CAGACAGTGAATTCTAAGTAAATCAAGCATTATGCTAGTATGGAGAATCATATATAGA</text:p>
      <text:p text:style-name="Preformatted_20_Text">Masked <text:s text:c="9"/>TCCAGACAGTGAATTCTAAGTAAATCAAGCATTATGCTAGTATGGAGAATCAT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TATGAATATTCTTACAGTTATTATTTAAATATNAAAAAAAAAGAAAAAGTGGAAA</text:p>
      <text:p text:style-name="Preformatted_20_Text">Masked <text:s text:c="9"/>TATGATATGAATATTCTTACAGTTATTATTTAAATATNAAAAAAAAAGAAAAAG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TAACTGAAAAGGTTAGAGTGAGGGATAATGAGGGAAAGTGCATTTTCTGACAGT</text:p>
      <text:p text:style-name="Preformatted_20_Text">Masked <text:s text:c="9"/>GCAAAATAACTGAAAAGGTTAGAGTGAGGGATAATGAGGGAAAGTGCATTTTCTG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CATGACAGAGATTGAACTGGTTGAGATAACAAATTTATCCCTACAAAGATGACA</text:p>
      <text:p text:style-name="Preformatted_20_Text">Masked <text:s text:c="9"/>TTTACACATGACAGAGATTGAACTGGTTGAGATAACAAATTTATCCCTACAAAG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CTGAGACCGGCATAATCTGGCTGAGGCCGACTCTGCTTTTAATGCAGAAGGAAGA</text:p>
      <text:p text:style-name="Preformatted_20_Text">Masked <text:s text:c="9"/>AAGAACTGAGACCGGCATAATCTGGCTGAGGCCGACTCTGCTTTTAATGCAGAAG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CAGGAGCAGATCTAGGTCCCATGGAATCCCAAGATCCAAATGAGGGCCAAAACAG</text:p>
      <text:p text:style-name="Preformatted_20_Text">Masked <text:s text:c="9"/>TGTGGCAGGAGCAGATCTAGGTCCCATGGAATCCCAAGATCCAAATGAGGGCC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AGTATTTTATTTCTGTCTGTCATAACAGAGCCAAGTCCAAACCAAAAGACATAGA</text:p>
      <text:p text:style-name="Preformatted_20_Text">Masked <text:s text:c="9"/>AGTTCAGTATTTTATTTCTGTCTGTCATAACAGAGCCAAGTCCAAACCAAAAGAC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AAAGTATGAAAAAATAATTACACTACACCAACAGCTGCTGGTAGTTGTTGCCTC</text:p>
      <text:p text:style-name="Preformatted_20_Text">Masked <text:s text:c="9"/>CATTATAAAGTATGAAAAAATAATTACACTACACCAACAGCTGCTGGTAGTTGT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AGATAGAAGCTGATGAATGAAAAGGAAAAGATTGCATTTTCCTTTGACCTAAGGC</text:p>
      <text:p text:style-name="Preformatted_20_Text">Masked <text:s text:c="9"/>ATGTGAGATAGAAGCTGATGAATGAAAAGGAAAAGATTGCATTTTCCTTTGACCT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CTAGCTGTGTTGATTTCTAAGCTAGAAAAATAACACTCAACACAAGCCTGCCTTC</text:p>
      <text:p text:style-name="Preformatted_20_Text">Masked <text:s text:c="9"/>CAAGACTAGCTGTGTTGATTTCTAAGCTAGAAAAATAACACTCAACACAAGCCTG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TGCTACTGGTAATTTGTAGGTTAAGAAGTAAAAGAACGTTTGGGATATGAGATA</text:p>
      <text:p text:style-name="Preformatted_20_Text">Masked <text:s text:c="9"/>CTGCAGTGCTACTGGTAATTTGTAGGTTAAGAAGTAAAAGAACGTTTGGGATA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CATGAATGCAGATATGGCTAAGGATATTGGTAAATCTATTTGGATTTACTGTTAAA</text:p>
      <text:p text:style-name="Preformatted_20_Text">Masked <text:s text:c="9"/>AATCCATGAATGCAGATATGGCTAAGGATATTGGTAAATCTATTTGGATTTACTG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TTTCTGTTAAAAGTTGTCCAGAAAAGCGGAATACTGCTGGCATCTACTTAGTCA</text:p>
      <text:p text:style-name="Preformatted_20_Text">Masked <text:s text:c="9"/>ATAGAATTTCTGTTAAAAGTTGTCCAGAAAAGCGGAATACTGCTGGCATCTACTT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TCCAAGCAGAGCTAGGACTCAGACAGTGAGTTGCTGTGTAGCAAGGAGGGCCCAT</text:p>
      <text:p text:style-name="Preformatted_20_Text">Masked <text:s text:c="9"/>TAACATCCAAGCAGAGCTAGGACTCAGACAGTGAGTTGCTGTGTAGCAAGGAGGG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CATCGTACTGAAATCTCTGATTCCTTTTAGAATTTCAGAGCAAGATCCAAAAT</text:p>
      <text:p text:style-name="Preformatted_20_Text">Masked <text:s text:c="9"/>TGAAGTTCATCGTACTGAAATCTCTGATTCCTTTTAGAATTTCAGAGCAAGATCCAA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AAATACAAACATCAACCCGCATTTTCAGGGTACCTCAATTTGGAAGGCATTCGCATTG</text:p>
      <text:p text:style-name="Preformatted_20_Text">Masked <text:s text:c="9"/>ACAAATACAAACATCAACCCGCATTTTCAGGGTACCTCAATTTGGAAGGCATTCGC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GAAATGTTACTAATTTCTCATTTAATTCCTAATAGATTCTGTCATTCACCTCATA</text:p>
      <text:p text:style-name="Preformatted_20_Text">Masked <text:s text:c="9"/>CCTTAGAAATGTTACTAATTTCTCATTTAATTCCTAATAGATTCTGTCATTCACC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TTGATAAAAAAATCTCCATACAATTAATTTCTGGAAAACATCTGTACTATAATT</text:p>
      <text:p text:style-name="Preformatted_20_Text">Masked <text:s text:c="9"/>TGAAGTTTGATAAAAAAATCTCCATACAATTAATTTCTGGAAAACATCTGTAC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TTGAAATAACTCTTTCATGGTTCTGTGTCATATTTCTATTGCATTTACTTTGGAAA</text:p>
      <text:p text:style-name="Preformatted_20_Text">Masked <text:s text:c="9"/>TACCTTGAAATAACTCTTTCATGGTTCTGTGTCATATTTCTATTGCATTTACTT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CCATCTATTCCCAGAATAGTTAAAATATTTTAACCCTTTGAGACCAAATTTCTGT</text:p>
      <text:p text:style-name="Preformatted_20_Text">Masked <text:s text:c="9"/>GGATTCCATCTATTCCCAGAATAGTTAAAATATTTTAACCCTTTGAGACCAA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CAAAACAAATAGCCAGTTAGTGATGTCAGAAAACAAACAAACAAACAAACAAACCC</text:p>
      <text:p text:style-name="Preformatted_20_Text">Masked <text:s text:c="9"/>CACACAAAACAAATAGCCAGTTAGTGATGTCAGANNNNNNNNNNNNNNNNNNNNNNNNCC</text:p>
      <text:p text:style-name="Preformatted_20_Text"><text:s text:c="16"/>********************************** <text:s text:c="23"/>**</text:p>
      <text:p text:style-name="Preformatted_20_Text"/>
      <text:p text:style-name="Preformatted_20_Text">Unmasked <text:s text:c="7"/>TCCTATTTATAAGTGGTTACACTAGATATTATTCAGCAATTCAGGGTCCTCACACCGAAA</text:p>
      <text:p text:style-name="Preformatted_20_Text">Masked <text:s text:c="9"/>TCCTATTTATAAGTGGTTACACTAGATATTATTCAGCAATTCAGGGTCCTCACACC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CACTCCTAAGTACTCCTAAGAACTATATGCTGGAAGTTTGTGTGGAGCACACCAT</text:p>
      <text:p text:style-name="Preformatted_20_Text">Masked <text:s text:c="9"/>TCCAGCACTCCTAAGTACTCCTAAGAACTATATGCTGGAAGTTTGTGTGGAGCACA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TGTACCAACTCACTGGCAGTAATGACCTGGAAAAATAGAAAGGTACAAATGGTAG</text:p>
      <text:p text:style-name="Preformatted_20_Text">Masked <text:s text:c="9"/>TATAATGTACCAACTCACTGGCAGTAATGACCTGGAAAAATAGAAAGGTACAAATG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TTGTCTGGGCAACCCCAGCAGTACAAAAGAAGTCTCTCTTCCTCCTTAGGGGTCT</text:p>
      <text:p text:style-name="Preformatted_20_Text">Masked <text:s text:c="9"/>ATGAATTGTCTGGGCAACCCCAGCAGTACAAAAGAAGTCTCTCTTCCTCCTTAGGG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TAGCTATGGAGAGAAAAAACATTGATGAGGAGTAATGTATCGGTGACATCATCA</text:p>
      <text:p text:style-name="Preformatted_20_Text">Masked <text:s text:c="9"/>GTATCTTAGCTATGGAGAGAAAAAACATTGATGAGGAGTAATGTATCGGTGACA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GCAGCACAGTAGAAGCAGATTTTGAGAAAGAGAAGAAAACAGTTCAAGTCCCTC</text:p>
      <text:p text:style-name="Preformatted_20_Text">Masked <text:s text:c="9"/>TGTGGGGCAGCACAGTAGAAGCAGATTTTGAGAAAGAGAAGAAAACAGTTCAAGTC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TCACTTCTGAAATGAACTAAGTTCAAGGTACCTGCACAAGAAATCCATTTTAGG</text:p>
      <text:p text:style-name="Preformatted_20_Text">Masked <text:s text:c="9"/>TGAAAGTCACTTCTGAAATGAACTAAGTTCAAGGTACCTGCACAAGAAATCC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ATGGCAAGATGAACATTATCAGATCCCAATGGATGTGATCAACAAAACTGCTGT</text:p>
      <text:p text:style-name="Preformatted_20_Text">Masked <text:s text:c="9"/>AATAAAATGGCAAGATGAACATTATCAGATCCCAATGGATGTGATCAACAAAAC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TCAAGTAGCAAAAAGGAAACACAAGCTTTCTTAAATTCTGTGGGGTTTTGGAGAA</text:p>
      <text:p text:style-name="Preformatted_20_Text">Masked <text:s text:c="9"/>CTCCATCAAGTAGCAAAAAGGAAACACAAGCTTTCTTAAATTCTGTGGGGTTTTGGAG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CGTATTCTTATTTACAGTCTGATTGTAAACCCTTTAAATCAAGTGACCCAGATGAAGA</text:p>
      <text:p text:style-name="Preformatted_20_Text">Masked <text:s text:c="9"/>TGCGTATTCTTATTTACAGTCTGATTGTAAACCCTTTAAATCAAGTGACCCAGA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TCACATGGAGTTCTGAGCAACAGCAATTCTTTGAATAAATTAAACAGGAGATAG</text:p>
      <text:p text:style-name="Preformatted_20_Text">Masked <text:s text:c="9"/>ACAGTTTCACATGGAGTTCTGAGCAACAGCAATTCTTTGAATAAATTAAACAGGA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CATTAGTCCTTGAGCCAGTCGAGGCATGACAAGGTGTAAAAAACATGGTCTGCG</text:p>
      <text:p text:style-name="Preformatted_20_Text">Masked <text:s text:c="9"/>TTCATGCATTAGTCCTTGAGCCAGTCGAGGCATGACAAGGTGTAAAAAACATGGTCT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CCAGGGAGAATGGCCCCACCTGGAGCCCGTGGCAGGGAGCCTCAGGGGAGATTC</text:p>
      <text:p text:style-name="Preformatted_20_Text">Masked <text:s text:c="9"/>CTGCAGCCAGGGAGAATGGCCCCACCTGGAGCCCGTGGCAGGGAGCCTCAGGGG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GTCAACCTCTAGTTTTGGAGTCAGGGAAACAGAGGATCTGAGGCCCTCTATACTCCA</text:p>
      <text:p text:style-name="Preformatted_20_Text">Masked <text:s text:c="9"/>GACGTCAACCTCTAGTTTTGGAGTCAGGGAAACAGAGGATCTGAGGCCCTCTATA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AAAAAAATATTGGCAACAAATGAAGGAGTTTGAGCTGTTTTGCAAGTGGTTGGT</text:p>
      <text:p text:style-name="Preformatted_20_Text">Masked <text:s text:c="9"/>CCTGAAAAAAAAATATTGGCAACAAATGAAGGAGTTTGAGCTGTTTTGCAAGTGG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AACACAGCTCCTATTGACACGTTGACTGCCCATGCTGGGCTGGACATTCAAAGTG</text:p>
      <text:p text:style-name="Preformatted_20_Text">Masked <text:s text:c="9"/>ACTAAAACACAGCTCCTATTGACACGTTGACTGCCCATGCTGGGCTGGACATTC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TCCTCTCTACAAATCATGCAACTGATGAGACCTCTACAAATCATGCAGCTCTGTCT</text:p>
      <text:p text:style-name="Preformatted_20_Text">Masked <text:s text:c="9"/>AGGGTCCTCTCTACAAATCATGCAACTGATGAGACCTCTACAAATCATGCAGCTC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CCTTTCATTACTCTAACACTAGATTACCACTGATATGAATATTTTGACATGAATA</text:p>
      <text:p text:style-name="Preformatted_20_Text">Masked <text:s text:c="9"/>CTAATCCTTTCATTACTCTAACACTAGATTACCACTGATATGAATATTTTGAC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ACATGAGATTTCTGTCAAATTCCTTTTGGTCAGCCTCTAAGAGCAGCTGTGATG</text:p>
      <text:p text:style-name="Preformatted_20_Text">Masked <text:s text:c="9"/>TTCATGACATGAGATTTCTGTCAAATTCCTTTTGGTCAGCCTCTAAGAGCAGCTG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CTTTATGTAGCAGCCTTCAAGAATAAACAGTAAGAATATGGACATGCCTTAGCC</text:p>
      <text:p text:style-name="Preformatted_20_Text">Masked <text:s text:c="9"/>GATTGTCTTTATGTAGCAGCCTTCAAGAATAAACAGTAAGAATATGGACATGCCT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CTAGTGCTTTTCTCCTTCCTGCTACTCTTCTCCCCACTACAGTAAGTAGCTAATC</text:p>
      <text:p text:style-name="Preformatted_20_Text">Masked <text:s text:c="9"/>TAACACTAGTGCTTTTCTCCTTCCTGCTACTCTTCTCCCCACTACAGTAAGTAGC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CTCCACAATCAATATATCCTGTGCAATCAATGAGTTTCATAACAATCCATCCTTTA</text:p>
      <text:p text:style-name="Preformatted_20_Text">Masked <text:s text:c="9"/>TACCCTCCACAATCAATATATCCTGTGCAATCAATGAGTTTCATAACAATCCATC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TGCCCAGCTGACTTACCTTTCAATCTAGCCACAGCTCAGAAAAAAAAATGGCAGT</text:p>
      <text:p text:style-name="Preformatted_20_Text">Masked <text:s text:c="9"/>ATGGATGCCCAGCTGACTTACCTTTCAATCTAGCCACAGCTCAGAAAAAAAAATG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AATGGAAAAATGGAAAATATTATTATGGGCCTGCAATCTATCTGATATGCAGCA</text:p>
      <text:p text:style-name="Preformatted_20_Text"><text:soft-page-break/>Masked <text:s text:c="9"/>GTAAACAATGGAAAAATGGAAAATATTATTATGGGCCTGCAATCTATCTGATAT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CCGGTGTGCAGCAGCATACCTGGCACGCTGGAAAGCAGGGCTTGCAGCTGGCAC</text:p>
      <text:p text:style-name="Preformatted_20_Text">Masked <text:s text:c="9"/>ATGTGCCCGGTGTGCAGCAGCATACCTGGCACGCTGGAAAGCAGGGCTTGCAGC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GCATCAAGAAGCCTCTCCCCTCCTCTTCCCCACTTTGTTTGTCCCATCACTAGC</text:p>
      <text:p text:style-name="Preformatted_20_Text">Masked <text:s text:c="9"/>AACTCAGCATCAAGAAGCCTCTCCCCTCCTCTTCCCCACTTTGTTTGTCCCATCAC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AGCACTTGGAGCAGAAAGTCTCCTATTTGTCATGGATGGTAGCCACTGTGAGGAG</text:p>
      <text:p text:style-name="Preformatted_20_Text">Masked <text:s text:c="9"/>ACTTCAGCACTTGGAGCAGAAAGTCTCCTATTTGTCATGGATGGTAGCCACTGTG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AAACTAAAATAGACTGATAAATTAGGTTTCTACTTCTCATTTGCACATACCTTG</text:p>
      <text:p text:style-name="Preformatted_20_Text">Masked <text:s text:c="9"/>ACAGCAAAACTAAAATAGACTGATAAATTAGGTTTCTACTTCTCATTTGCACATA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AGCAGATTCAAGTTCATGCAAATAATAGACACAGTAAGCTACTAAATTAATAAGA</text:p>
      <text:p text:style-name="Preformatted_20_Text">Masked <text:s text:c="9"/>TAGCCAGCAGATTCAAGTTCATGCAAATAATAGACACAGTAAGCTACTAAATTAA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GGAAGTAGAAACGGAAATGAGAGGCATAGAAAACAAGCTGCAAAAAAAGGGAAA</text:p>
      <text:p text:style-name="Preformatted_20_Text">Masked <text:s text:c="9"/>TTAAATGGAAGTAGAAACGGAAATGAGAGGCATAGAAAACAAGCTGCAAAAAAAG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ATCAGACTTTTTTCCACTGAGGGAAATCAAATACTGGGACAGATCTACATGACAG</text:p>
      <text:p text:style-name="Preformatted_20_Text">Masked <text:s text:c="9"/>ATCCAATCAGACTTTTTTCCACTGAGGGAAATCAAATACTGGGACAGATCTACAT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TATCCATCCTTGCAGGTAGTCAAAATGCAGTGAAGGAATACTTTGAGTAATTTGG</text:p>
      <text:p text:style-name="Preformatted_20_Text">Masked <text:s text:c="9"/>CATCATATCCATCCTTGCAGGTAGTCAAAATGCAGTGAAGGAATACTTTGAGTA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ACTGTCCGTGTTCTGAGCAGAAAGTTGGACAAGACGACCCACTCTACCTAACTTA</text:p>
      <text:p text:style-name="Preformatted_20_Text">Masked <text:s text:c="9"/>TAAGCACTGTCCGTGTTCTGAGCAGAAAGTTGGACAAGACGACCCACTCTACCT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GGCTGATTTGCAATGAAAGTGATCCCTCCATTAGAGGTCACTGTTGTGCAAGTA</text:p>
      <text:p text:style-name="Preformatted_20_Text">Masked <text:s text:c="9"/>TTCTGAGGCTGATTTGCAATGAAAGTGATCCCTCCATTAGAGGTCACTGTTGTGC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GCATAACACCACAGGAAAAAAAAACACATGTAAAATAATTGCAGAGAGAGTGTGAT</text:p>
      <text:p text:style-name="Preformatted_20_Text">Masked <text:s text:c="9"/>CTGGGCATAACACCACAGGAAAAAAAAACACATGTAAAATAATTGCAGAGAGAGT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AAGTAGTGTTCCCTTCCGTCTGACAGCTGAAAAGTGACACACGTCTTGCTACAGC</text:p>
      <text:p text:style-name="Preformatted_20_Text">Masked <text:s text:c="9"/>GTGTGAAGTAGTGTTCCCTTCCGTCTGACAGCTGAAAAGTGACACACGTCTTGCT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TGTACAGTGGAAGAGGGGAAACAACCCAACCACATCTCCCAAGTTTCCTAGTTAG</text:p>
      <text:p text:style-name="Preformatted_20_Text">Masked <text:s text:c="9"/>ACAGGTGTACAGTGGAAGAGGGGAAACAACCCAACCACATCTCCCAAGTTTCCTAG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CCAGCTAGGGGTTAAAAGGGACAGTGCAAGGAGAGCAGAGAGGGGAGTCGTAGG</text:p>
      <text:p text:style-name="Preformatted_20_Text">Masked <text:s text:c="9"/>CATGTGCCAGCTAGGGGTTAAAAGGGACAGTGCAAGGAGAGCAGAGAGGGGAGTCGTAG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AAGAAACAAACGAACAAACAAAAACAAAACAAAAACAGAAGAGTAGGACCAGAAGG</text:p>
      <text:p text:style-name="Preformatted_20_Text">Masked <text:s text:c="9"/>NNNNNNNNNNNNNNNNNNNNNNNNNNNNNNNNNNNNNNACAGAAGAGTAGGACCAGAAGG</text:p>
      <text:p text:style-name="Preformatted_20_Text"><text:s text:c="54"/>**********************</text:p>
      <text:p text:style-name="Preformatted_20_Text"/>
      <text:p text:style-name="Preformatted_20_Text">Unmasked <text:s text:c="7"/>AAGGATTCTTTTTTAAAAATAAAATGTGGATATATCAGCTGGCACTCTTAAGCAGATAGA</text:p>
      <text:p text:style-name="Preformatted_20_Text">Masked <text:s text:c="9"/>AAGGATTCTTTTTTAAAAATAAAATGTGGATATATCAGCTGGCACTCTTAAGCAG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ACTCTCTACAAAAGCCGAAAGGACTTTTTTTGAGGGGAGGGAGGGAGCAGGTTA</text:p>
      <text:p text:style-name="Preformatted_20_Text">Masked <text:s text:c="9"/>GTATATACTCTCTACAAAAGCCGAAAGGACTTTTTTTGAGGGGAGGGAGGGAGC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CAGATTGACAATCACTTTGAAGCCAGCAAACTTTGTAACCAACCTGCTACCATCT</text:p>
      <text:p text:style-name="Preformatted_20_Text">Masked <text:s text:c="9"/>TATCACAGATTGACAATCACTTTGAAGCCAGCAAACTTTGTAACCAACCTGCTAC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TTAAAGTTCATTGGTAGTCAAAAAAAAGCCTTTTGAAAGCCCCAAAGATTTGG</text:p>
      <text:p text:style-name="Preformatted_20_Text">Masked <text:s text:c="9"/>ACAAGGATTAAAGTTCATTGGTAGTCAAAAAAAAGCCTTTTGAAAGCCCCAAAG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AAAGGGTGTTAGTATCATGTAAATCTTAGGCAGAAGTGCGTACGTAAATTTTTG</text:p>
      <text:p text:style-name="Preformatted_20_Text">Masked <text:s text:c="9"/>CCATAGAAAGGGTGTTAGTATCATGTAAATCTTAGGCAGAAGTGCGTACGTAAAT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ATTTGTCTCTAAAATCATTTGGATAAAACTGGATTTTCATTTTTAATTATGATT</text:p>
      <text:p text:style-name="Preformatted_20_Text">Masked <text:s text:c="9"/>TTGAAGATTTGTCTCTAAAATCATTTGGATAAAACTGGATTTTCATTTTTAATTA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TGGTTTGAATTCCTGTGGAAACATTCCTGAAGTTAGTTTATGTTTTGAAATGTTT</text:p>
      <text:p text:style-name="Preformatted_20_Text">Masked <text:s text:c="9"/>GTCTTTGGTTTGAATTCCTGTGGAAACATTCCTGAAGTTAGTTTATGTTTTGAA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GGATTGTTATTTAGGCTATGTCATATAGATGTCAAGAACTATACTAGACTAAGA</text:p>
      <text:p text:style-name="Preformatted_20_Text">Masked <text:s text:c="9"/>ATTTTGGGATTGTTATTTAGGCTATGTCATATAGATGTCAAGAACTATACTAGAC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TATAAATGACTGTTTTTATTTTTAATTAAACTTCAACATTCTGAACTTAACATTT</text:p>
      <text:p text:style-name="Preformatted_20_Text">Masked <text:s text:c="9"/>AATCATATAAATGACTGTTTTTATTTTTAATTAAACTTCAACATTCTGAACTTA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ATGCCTAATTTCATTTCTGGCAATCTTATAAGGTGTGTTGGTCACGCTACAAAA</text:p>
      <text:p text:style-name="Preformatted_20_Text">Masked <text:s text:c="9"/>TTCCAGATGCCTAATTTCATTTCTGGCAATCTTATAAGGTGTGTTGGTCACGCT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CTCACCAAAAAAAAAAAAAAAAAAAAAGTTTTTTAGTATTTTGAAAAGTATCAA</text:p>
      <text:p text:style-name="Preformatted_20_Text">Masked <text:s text:c="9"/>TTCACACTCACCNNNNNNNNNNNNNNNNNNNNNGTTTTTTAGTATTTTGAAAAGTATCAA</text:p>
      <text:p text:style-name="Preformatted_20_Text"><text:s text:c="16"/>************ <text:s text:c="20"/>***************************</text:p>
      <text:p text:style-name="Preformatted_20_Text"/>
      <text:p text:style-name="Preformatted_20_Text">Unmasked <text:s text:c="7"/>AAATATAGTGGTCTTATTTGGCAGACATTGTGATAGGGCACTGGCTGATGGAAGGAAGGA</text:p>
      <text:p text:style-name="Preformatted_20_Text">Masked <text:s text:c="9"/>AAATATAGTGGTCTTATTTGGCAGACATTGTGATAGGGCACTGGCTGATGGAAGG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GGGTTCTGCCCATATGTGCCATAGAAATTATATTCTGTATGTATTTTGCTTGTT</text:p>
      <text:p text:style-name="Preformatted_20_Text">Masked <text:s text:c="9"/>GAACAAGGGTTCTGCCCATATGTGCCATAGAAATTATATTCTGTATGTATTTTGC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CTAATCAGCACAGCTGTCCTGAAGAGTGTTCTCCAACCCTCCTTCTCCTCCATTG</text:p>
      <text:p text:style-name="Preformatted_20_Text">Masked <text:s text:c="9"/>CCTCTCTAATCAGCACAGCTGTCCTGAAGAGTGTTCTCCAACCCTCCTTCTCCTCCAT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GCACCAGCTTAAGGGACTTCTAATATGGTCACTCCTCTCATGCTGTTATTCTAATCTT</text:p>
      <text:p text:style-name="Preformatted_20_Text">Masked <text:s text:c="9"/>TAGCACCAGCTTAAGGGACTTCTAATATGGTCACTCCTCTCATGCTGTTATTCTA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CTCTTTGCATTGCTAGTACAAACATGCTGTTGTGTAACCCCAAGCAGTAAATTAAT</text:p>
      <text:p text:style-name="Preformatted_20_Text">Masked <text:s text:c="9"/>GTGTCTCTTTGCATTGCTAGTACAAACATGCTGTTGTGTAACCCCAAGCAGTAAA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CTGAAAAGCAGCTCCTTTCCCATGCCTCAGTCTTTCTTTCTTTTTCTTTCCTTGA</text:p>
      <text:p text:style-name="Preformatted_20_Text">Masked <text:s text:c="9"/>CTAGGCTGAAAAGCAGCTCCTTTCCCATGCCTCAGTCTTTCTTTCTTTTTCTTT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TTCAATCTGCATCTTTTCAAAGATACATGATACAGAACAGTATTCAGCAGCAAAC</text:p>
      <text:p text:style-name="Preformatted_20_Text">Masked <text:s text:c="9"/>ATATCTTCAATCTGCATCTTTTCAAAGATACATGATACAGAACAGTATTCAGCAG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GGGATATGGGTGAAGAACTGCTTTCTATATTGAAACTTCACCTTTATGAACTGTA</text:p>
      <text:p text:style-name="Preformatted_20_Text">Masked <text:s text:c="9"/>CTGAGGGGATATGGGTGAAGAACTGCTTTCTATATTGAAACTTCACCTTTATG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ATTGTGGAGATCAATATACAGCATCACAGCTTTTTAGTTAAACAGTTTACAAG</text:p>
      <text:p text:style-name="Preformatted_20_Text">Masked <text:s text:c="9"/>ACAAAAAATTGTGGAGATCAATATACAGCATCACAGCTTTTTAGTTAAACAGT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TGTGTGGTATCCTGTGCCTCGCATCAACACTGAGAAAGTGTTATTTTCTCAGAA</text:p>
      <text:p text:style-name="Preformatted_20_Text">Masked <text:s text:c="9"/>TGGAATTGTGTGGTATCCTGTGCCTCGCATCAACACTGAGAAAGTGTTATTTT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TACTAGCCAAGGTGACTGCACACCATAACAGCACAAGCTCAGTTTTTCTATTGTG</text:p>
      <text:p text:style-name="Preformatted_20_Text">Masked <text:s text:c="9"/>GGAACTACTAGCCAAGGTGACTGCACACCATAACAGCACAAGCTCAGTTTTTCTA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CCACTGATGTTGTTAAACTGCTTATAGGAGAATTTGCAGAAACTATGCACAGGA</text:p>
      <text:p text:style-name="Preformatted_20_Text">Masked <text:s text:c="9"/>AATTTTCCACTGATGTTGTTAAACTGCTTATAGGAGAATTTGCAGAAACTATGCA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TGGCAAACAAATGATGACTTAGAAATAGAATGCTGCAAGAAAGCGTGCAAGGCTAC</text:p>
      <text:p text:style-name="Preformatted_20_Text">Masked <text:s text:c="9"/>TGAGTGGCAAACAAATGATGACTTAGAAATAGAATGCTGCAAGAAAGCGTGCAAG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ACATCCAAAACTCTGTTTGCCCAGTAGCAGTAACCTCACACTTCTATCAGACAT</text:p>
      <text:p text:style-name="Preformatted_20_Text">Masked <text:s text:c="9"/>TTACTGACATCCAAAACTCTGTTTGCCCAGTAGCAGTAACCTCACACTTCTATC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TTCCATAAACCCAAACCCTGATCCTGGATTGTCATCTTGCTACTTTATAGTTCA</text:p>
      <text:p text:style-name="Preformatted_20_Text">Masked <text:s text:c="9"/>GCTTCCTTCCATAAACCCAAACCCTGATCCTGGATTGTCATCTTGCTACTTTAT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ACAGGGATCCTAGTCTATTGACTACTTTCTTATAAAACATCTTTAGCTCTGCAAA</text:p>
      <text:p text:style-name="Preformatted_20_Text">Masked <text:s text:c="9"/>CACAAACAGGGATCCTAGTCTATTGACTACTTTCTTATAAAACATCTTTAGCTC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TCTTAACTGTATGTCATGGATTGAATCTTTGCCATGTGACAGGCCTAGCCCCC</text:p>
      <text:p text:style-name="Preformatted_20_Text">Masked <text:s text:c="9"/>AAAACAATCTTAACTGTATGTCATGGATTGAATCTTTGCCATGTGACAGGCCTAGC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CCCACCTTTCCCCCTGTGGGAAGCCAGAAGAGTAGTAAGAAGGAGGCATTGTTGCT</text:p>
      <text:p text:style-name="Preformatted_20_Text">Masked <text:s text:c="9"/>TTATCCCACCTTTCCCCCTGTGGGAAGCCAGAAGAGTAGTAAGAAGGAGGCATTGTTG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TTGAGATAGAAAAAAAACTGCTATACTAAGAATGATGAAGGAATGTGGGATAGTGCA</text:p>
      <text:p text:style-name="Preformatted_20_Text">Masked <text:s text:c="9"/>CAATTGAGATAGAAAAAAAACTGCTATACTAAGAATGATGAAGGAATGTGGGAT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AGGAATAAAGAGTATTAAATCAAACAAATGGGAATGGGAGCAACTCCTAACCT</text:p>
      <text:p text:style-name="Preformatted_20_Text">Masked <text:s text:c="9"/>ATATAAAAGGAATAAAGAGTATTAAATCAAACAAATGGGAATGGGAGCAACTCCT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GTGATACAGAGATGAAAAGGGATGTCCTTACATCTGGAAGGACTGCAGCATTTAG</text:p>
      <text:p text:style-name="Preformatted_20_Text">Masked <text:s text:c="9"/>GCTTGGTGATACAGAGATGAAAAGGGATGTCCTTACATCTGGAAGGACTGCAGC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TGTAGTTCTTTAGCAACTGTCCCAATTGATGGTGATACCTATGGAATGATACCTA</text:p>
      <text:p text:style-name="Preformatted_20_Text">Masked <text:s text:c="9"/>GGAACTGTAGTTCTTTAGCAACTGTCCCAATTGATGGTGATACCTATGGAATGAT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ACCATGACACTGTATCCTGTTGCTGAGTCACATTTCACTATGCTTCGACCTTGA</text:p>
      <text:p text:style-name="Preformatted_20_Text">Masked <text:s text:c="9"/>TGGAAAACCATGACACTGTATCCTGTTGCTGAGTCACATTTCACTATGCTTCGA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CACTCTCAGCTATCACTCAGTCTCTCTGCACTAACTGAGCTCAAAGAACAGGCTG</text:p>
      <text:p text:style-name="Preformatted_20_Text">Masked <text:s text:c="9"/>TNNNNNNNNNNNNNNNNNNNNNNNNNNNNNNNNNNNNAACTGAGCTCAAAGAACAGGCTG</text:p>
      <text:p text:style-name="Preformatted_20_Text"><text:s text:c="16"/>* <text:s text:c="35"/>***********************</text:p>
      <text:p text:style-name="Preformatted_20_Text"/>
      <text:p text:style-name="Preformatted_20_Text">Unmasked <text:s text:c="7"/>AGAAACAGATATCTGAAAGTCCAACTGCAGAGTCCAGCTGCTAGTCAGCTGATGAGTAAT</text:p>
      <text:p text:style-name="Preformatted_20_Text">Masked <text:s text:c="9"/>AGAAACAGATATCTGAAAGTCCAACTGCAGAGTCCAGCTGCTAGTCAGCTGATGA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CGTGTTTGAAGGCACTGTTCAGCCATATAATAAGCTCACTAATAATTGCTTGTAT</text:p>
      <text:p text:style-name="Preformatted_20_Text">Masked <text:s text:c="9"/>AGCTACGTGTTTGAAGGCACTGTTCAGCCATATAATAAGCTCACTAATAATTGC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GCACATTATTCTGCAGTTTAGATATGGAAGAGGTAGCTTCTGAACAGAAACAACTA</text:p>
      <text:p text:style-name="Preformatted_20_Text">Masked <text:s text:c="9"/>GGAGGCACATTATTCTGCAGTTTAGATATGGAAGAGGTAGCTTCTGAACAGAAAC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AAGCTGAGTCACTGCTGTGTCTCATTTCAAAGTAGTTGATGTAGTGCTAATAGT</text:p>
      <text:p text:style-name="Preformatted_20_Text">Masked <text:s text:c="9"/>CAGGCAAAGCTGAGTCACTGCTGTGTCTCATTTCAAAGTAGTTGATGTAGTGCT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TCTGTTTTTACCAATTACTTGTATGTGTTCACATAGTTTATAAACTTGAGAGCAG</text:p>
      <text:p text:style-name="Preformatted_20_Text">Masked <text:s text:c="9"/>ATACATCTGTTTTTACCAATTACTTGTATGTGTTCACATAGTTTATAAACTTGAG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TATAAAGTCATTAAGTGCTAATGAAGGACAAAATCCATAGAATCATAGAGTCAT</text:p>
      <text:p text:style-name="Preformatted_20_Text">Masked <text:s text:c="9"/>AGAATCTATAAAGTCATTAAGTGCTAATGAAGGACAAAATCCATAGAAT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AGAATCACCAAGGTTGGAAAAGACCTCCAAGATCATCTAGTCTAACCATCCACTTA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ATTTTTCTTCTAAAAGTACCTAGCACTTTTCAATTTCCAACATTCATGAGTCAGCT</text:p>
      <text:p text:style-name="Preformatted_20_Text">Masked <text:s text:c="9"/>CAATATTTTTCTTCTAAAAGTACCTAGCACTTTTCAATTTCCAACATTCATGAGT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TACTAACATCAGCATTAGTTTTCAGGAAGCTTCGCAATGCAAAGGAAAAGAAATT</text:p>
      <text:p text:style-name="Preformatted_20_Text"><text:soft-page-break/>Masked <text:s text:c="9"/>GGAGATACTAACATCAGCATTAGTTTTCAGGAAGCTTCGCAATGCAAAGGAAAA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GGTTTCCTAAGAGACAGACAAAAATATACTCTGGTGCTTGAAACTGTAAAATTAG</text:p>
      <text:p text:style-name="Preformatted_20_Text">Masked <text:s text:c="9"/>GAAAGGGTTTCCTAAGAGACAGACAAAAATATACTCTGGTGCTTGAAACTGTAA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CCTAAAATTAGTTCCTGCTGAGTGCATTTCTCAACCATTGAGAAGTTTGTTATTA</text:p>
      <text:p text:style-name="Preformatted_20_Text">Masked <text:s text:c="9"/>TTCCACCTAAAATTAGTTCCTGCTGAGTGCATTTCTCAACCATTGAGAAGTTTG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TTAAGGATGTCGTTGAAATTTTTGTAAATACTCCCCACATCAAAGTACTGTACTA</text:p>
      <text:p text:style-name="Preformatted_20_Text">Masked <text:s text:c="9"/>AAAGATTAAGGATGTCGTTGAAATTTTTGTAAATACTCCCCACATCAAAGTACTG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AAAAGAAGAGATATTATAGATATCAGAGATTGGTGTTACATGGTATCTCTCTCAA</text:p>
      <text:p text:style-name="Preformatted_20_Text">Masked <text:s text:c="9"/>GTGAAAAAAGAAGAGATATTATAGATATCAGAGATTGGTGTTACATGGTATCTCT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CATGGTGTTCGGTGAGCTCTACAGTGTAGTTCTTGTTGGAGTTCTTGTTTCTTTG</text:p>
      <text:p text:style-name="Preformatted_20_Text">Masked <text:s text:c="9"/>GTGAACATGGTGTTCGGTGAGCTCTACAGTGTAGTTCTTGTTGGAGTTCTTGTT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TTCCTACCATATAAGCAGAAGTAAAGGAGCTTAAAACTGGAAGTAATAGTTTTTC</text:p>
      <text:p text:style-name="Preformatted_20_Text">Masked <text:s text:c="9"/>GGTTATTCCTACCATATAAGCAGAAGTAAAGGAGCTTAAAACTGGAAGTAATA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GTATCCAGGTCGACAGTGAATCAACAGGATTTCAATCTATTTCTTGAAACCTGTG</text:p>
      <text:p text:style-name="Preformatted_20_Text">Masked <text:s text:c="9"/>CTTCTGTATCCAGGTCGACAGTGAATCAACAGGATTTCAATCTATTTCTTGAAAC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ATACACCAACCAAAAAAAAATACACTTTTTAGCCATGTGACTGCCTTGGAAAGGTG</text:p>
      <text:p text:style-name="Preformatted_20_Text">Masked <text:s text:c="9"/>GATGATACACCAACCAAAAAAAAATACACTTTTTAGCCATGTGACTGCCTTGGAA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CAAAATAGGCCAAGGTTTCATTGCAACATAAATAACATTCCTATTATATCATTC</text:p>
      <text:p text:style-name="Preformatted_20_Text">Masked <text:s text:c="9"/>ATTTGACAAAATAGGCCAAGGTTTCATTGCAACATAAATAACATTCCTATTATATC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GAACTGCAAAGCACCGAGTTTTTTAACTTGTCCTTTCTCCTGTCATGTTTTAGAA</text:p>
      <text:p text:style-name="Preformatted_20_Text">Masked <text:s text:c="9"/>AGGTTGAACTGCAAAGCACCGAGTTTTTTAACTTGTCCTTTCTCCTGTCATGTT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CAGTTGTAACATAGCATATATTAAAAGGTTAACATCCTAGACCATGAGAAGA</text:p>
      <text:p text:style-name="Preformatted_20_Text">Masked <text:s text:c="9"/>TACAACAACAGTTGTAACATAGCATATATTAAAAGGTTAACATCCTAGACCATG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TGAAATTGTTAATAGTTCCAGCTAGTGTGTAGTCTTGTGCCTGGAAAGGAATAAC</text:p>
      <text:p text:style-name="Preformatted_20_Text">Masked <text:s text:c="9"/>GACTCTGAAATTGTTAATAGTTCCAGCTAGTGTGTAGTCTTGTGCCTGGAAAGGA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GTATCAGTACTGGCTGGGACATGATCTGCTGGAGAGGAGCTCTGAGGGAAGGACC</text:p>
      <text:p text:style-name="Preformatted_20_Text">Masked <text:s text:c="9"/>TGCAAGTATCAGTACTGGCTGGGACATGATCTGCTGGAGAGGAGCTCTG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TGGAGGTCCTGGTGAACAGCAGGTTGGCAATGAGCCATCAGTATGCTCTGGTGGC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GGCCAATGGGATCCTGGGGTGCTTAATGCAGGGAGCATGGCCAGCCAGTCAAGGG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TCTCCCCCTCTACTCTGCCCTGGTCAGGCCTAACTTGAAGTACTGTAACCAAT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TCCTCAGTACAAAAATGACAGGGATCTCCTGGAGAGAGTCCAGTGGAGGGCTG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TGAAGGGCCTGGAGCATCTCCTCTGTGAGGAAAGGCTGAGCAACCTGGGT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CTTGAGAAAATAGGACTGAGAGGGGATCTTGTTTATGTTTGTAAGTATCTTA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GAGTCAAAGGTACATGGCCAACCTCTTTTCAGCGGTCTGTGGGGACAGGACA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TGGCCATAAACTGGAGCATAGGAAGTTCTGCACCAATATGTGAAGGAACTT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GAGGGTGACAGAGCACTGGAACAGGCTGCCCAGGGGGGTTGTGGAGTCTCCT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TATTCAAGACCCACCTGGACGCCTACCTGTGCAGCCTGCTGTAGGGAGCCT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AGGGGGTTGGACTTAATGATCTCTGCAGACCTCTTCCAATCCCTACAG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GTGATTATACTAATTAATATTAATTATCACAGAAACTCATGAAAGGGTACAGAGGG</text:p>
      <text:p text:style-name="Preformatted_20_Text">Masked <text:s text:c="9"/>NNNNGTGATTATACTAATTAATATTAATTATCACAGAAACTCATGAAAGGGTACAGAGGG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AGAATGGTGAAAGAATCATGCCGACCAAGAATTCAACTTGAGCCTTCAGTTTTTCTGTTC</text:p>
      <text:p text:style-name="Preformatted_20_Text">Masked <text:s text:c="9"/>AGAATGGTGAAAGAATCATGCCGACCAAGAATTCAACTTGAGCCTTCAGTTT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GTTTTCAAATTCAGCCATACATGTTACAGGTACTTACTTGAAAGCACCAAAAGTG</text:p>
      <text:p text:style-name="Preformatted_20_Text">Masked <text:s text:c="9"/>TACATGTTTTCAAATTCAGCCATACATGTTACAGGTACTTACTTGAAAGCACCA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TGTCAGTTGCATATCATGAAAATATTTTTTTGTCTTGACTTTGTCAGGGATT</text:p>
      <text:p text:style-name="Preformatted_20_Text">Masked <text:s text:c="9"/>TGAATTGATGTCAGTTGCATATCATGAAAATATTTTTTTGTCTTGACTTTGTCAG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CTTTCCAAAATTGATTGTGAACTTTTTTTTTTTTTTTTGTTAAATAAACATCTT</text:p>
      <text:p text:style-name="Preformatted_20_Text">Masked <text:s text:c="9"/>ACTTGACTTTCCAAAATTGATTGTGAACNNNNNNNNNNNNNNNNNNNAAATAAACATCTT</text:p>
      <text:p text:style-name="Preformatted_20_Text"><text:s text:c="16"/>**************************** <text:s text:c="18"/>*************</text:p>
      <text:p text:style-name="Preformatted_20_Text"><text:soft-page-break/></text:p>
      <text:p text:style-name="Preformatted_20_Text">Unmasked <text:s text:c="7"/>TTTAAAGCAAAAGTGGGCTGCTTACCACTAATATGAGTTGGGCACTTGCTACGAAATGTG</text:p>
      <text:p text:style-name="Preformatted_20_Text">Masked <text:s text:c="9"/>TTTAAAGCAAAAGTGGGCTGCTTACCACTAATATGAGTTGGGCACTTGCTACGA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ATTGCAGTTTTTAATTCAGTGACAAGGAAGAGAAAAAAATCAGTGATAAAAAAC</text:p>
      <text:p text:style-name="Preformatted_20_Text">Masked <text:s text:c="9"/>TCTGATATTGCAGTTTTTAATTCAGTGACAAGGAAGAGAAAAAAATCAGTGAT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AACATCAACAAGGCCTAAACTGTTCAGTTCCCAGATATTTTCTTCAAAGTTTTAA</text:p>
      <text:p text:style-name="Preformatted_20_Text">Masked <text:s text:c="9"/>CACATAACATCAACAAGGCCTAAACTGTTCAGTTCCCAGATATTTTCTTCAAAG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GATTTTGAAGACTAAGGGCCCTTTGCTACCATCTACCCTGGGAAAGCTCACGGT</text:p>
      <text:p text:style-name="Preformatted_20_Text">Masked <text:s text:c="9"/>GGAAGAGATTTTGAAGACTAAGGGCCCTTTGCTACCATCTACCCTGGGAAAGCTCA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AGCTAGGTAGTACCTGAAGAGTCACAGACATTTGCTGCAAGTCTTCTGCTCAGAA</text:p>
      <text:p text:style-name="Preformatted_20_Text">Masked <text:s text:c="9"/>AAATGAGCTAGGTAGTACCTGAAGAGTCACAGACATTTGCTGCAAGTCTTCTG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AACAGTGAGAGCAGGACCTTGCCTGGAGCTGGGATGTTTTTTAGGAAACACGGGT</text:p>
      <text:p text:style-name="Preformatted_20_Text">Masked <text:s text:c="9"/>GGGCAAACAGTGAGAGCAGGACCTTGCCTGGAGCTGGGATGTTTTTTAGGAAACAC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TTTGCTTCTCCAAACTAAAAACAGATGAGCTGGCAGGTGTTTAACACGTGAAAA</text:p>
      <text:p text:style-name="Preformatted_20_Text">Masked <text:s text:c="9"/>TTCTGTTTTGCTTCTCCAAACTAAAAACAGATGAGCTGGCAGGTGTTTAACACG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GAGAAGCTTGCATGCGAAGGCCTGGGGAGCCCAGAGACATCCCCCTCTCCCTCCCA</text:p>
      <text:p text:style-name="Preformatted_20_Text">Masked <text:s text:c="9"/>GGGTGAGAAGCTTGCATGCGAAGGCCTGGGGAGCCCAGAGACATCCCCCTCTCC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TTTGCACAACTGCTGGTGAGTGCTCTGCATGTTCTTGAACATTTTTTTTTCTTCC</text:p>
      <text:p text:style-name="Preformatted_20_Text">Masked <text:s text:c="9"/>CAGAGTTTGCACAACTGCTGGTGAGTGCTCTGCATGTTCTTGAACATTTTTTTTT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GAGGTGGGGAAGGACATGTTGAAGAAAAGGGGAAGTTAGGGGCATTTTGCTAAG</text:p>
      <text:p text:style-name="Preformatted_20_Text">Masked <text:s text:c="9"/>CAGGCAGAGGTGGGGAAGGACATGTTGAAGAAAAGGGGAAGTTAGGGGCATTTTG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TGTTCCTCTTGCTTTTCCACTTCTTCTTCCTGCTAGTAACAGCAGCTGGGGGCA</text:p>
      <text:p text:style-name="Preformatted_20_Text">Masked <text:s text:c="9"/>GATGTNNNNNNNNNNNNNNNNNNNNNNNNNNNNNNNNGCTAGTAACAGCAGCTGGGGGCA</text:p>
      <text:p text:style-name="Preformatted_20_Text"><text:s text:c="16"/>***** <text:s text:c="31"/>***********************</text:p>
      <text:p text:style-name="Preformatted_20_Text"/>
      <text:p text:style-name="Preformatted_20_Text">Unmasked <text:s text:c="7"/>TGCTGAGGGGAAAGCCAGGCCAAATAGTTCCCCACCAAACCATTTATACTAGGGTATATG</text:p>
      <text:p text:style-name="Preformatted_20_Text">Masked <text:s text:c="9"/>TGCTGAGGGGAAAGCCAGGCCAAATAGTTCCCCACCAAACCATTTATACTAGGGT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GGTAATTGAAATAACTTCTTCTGTGTGAAAGCTGCTTCCTCCCTCACGTCCCACC</text:p>
      <text:p text:style-name="Preformatted_20_Text">Masked <text:s text:c="9"/>TGGGAGGTAATTGAAATAACTTCTTCTGTGTGAAAGCTGCTTCCTCCCTCACGTCC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TGCTGAGGGGGAAGCCAGATCAGCAGATAATCCCCCACTTGACTGCGTATACTCC</text:p>
      <text:p text:style-name="Preformatted_20_Text">Masked <text:s text:c="9"/>ATATCTGCTGAGGGGGAAGCCAGATCAGCAGATAATCCCCCACTTGACTGCGTAT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CCACCAAATGCTCCTTTCCCCCACTTCAGGATTCCTCTCTTCTCCTTTTCCTG</text:p>
      <text:p text:style-name="Preformatted_20_Text">Masked <text:s text:c="9"/>TCATTTCCCACCAAATGCTCCTTTCCCCCACTTCAGGATTCCTCTCTTCTCCTTTTCC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CCAGGACACAGTAACTACTAAAGGTGGCCACCCCAAGGTCCCAGGACTTTATGCTGG</text:p>
      <text:p text:style-name="Preformatted_20_Text">Masked <text:s text:c="9"/>CTTCCAGGACACAGTAACTACTAAAGGTGGCCACCCCAAGGTCCCAGGACTTTA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CCAGCCATAGGACCTTCCCTGGCACTCTGGGTTTGGGAAGGGATAATGCAGAGA</text:p>
      <text:p text:style-name="Preformatted_20_Text">Masked <text:s text:c="9"/>TTCCAGCCAGCCATAGGACCTTCCCTGGCACTCTGGGTTTGGGAAGGGATAAT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AACTGAGGTAGGGCAGGGCAGGGCAGGGAAGGGCCAGGCCAGGCTCTGCTGAGGT</text:p>
      <text:p text:style-name="Preformatted_20_Text">Masked <text:s text:c="9"/>GGCAGAACTGANNNNNNNNNNNNNNNNNNNNNNNNNNNNNNNNNNNNNCTCTGCTGAGGT</text:p>
      <text:p text:style-name="Preformatted_20_Text"><text:s text:c="16"/>*********** <text:s text:c="36"/>************</text:p>
      <text:p text:style-name="Preformatted_20_Text"/>
      <text:p text:style-name="Preformatted_20_Text">Unmasked <text:s text:c="7"/>GCATGGGGGAAACTGAGGGAGCAAAACTTTATGAGGGGAGACAAATGGCTGCCTACTCTT</text:p>
      <text:p text:style-name="Preformatted_20_Text">Masked <text:s text:c="9"/>GCATGGGGGAAACTGAGGGAGCAAAACTTTATGAGGGGAGACAAATGGCTGCCTA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TGTCAGAGCTCCTCCACAAAATGCCCTTGCCCAACTCACTGTAGCCCTACCATG</text:p>
      <text:p text:style-name="Preformatted_20_Text">Masked <text:s text:c="9"/>CTCAGCTGTCAGAGCTCCTCCACAAAATGCCCTTGCCCAACTCACTGTAGCCCT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CATCCTCCTTCTTCTTATCTCATTTTCTATAGCCTTCCCCTCACTTACTGATTC</text:p>
      <text:p text:style-name="Preformatted_20_Text">Masked <text:s text:c="9"/>CTCCTCCATCCTCCTTCTTCTTATCTCATTTTCTATAGCCTTCCCCTCACTTACT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TTTCTGCCTTGTATGCCTTACCAAGTGGCCCCCAGGCCTGTGGACAGGACATC</text:p>
      <text:p text:style-name="Preformatted_20_Text">Masked <text:s text:c="9"/>TAGCAGCTTTCTGCCTTGTATGCCTTACCAAGTGGCCCCCAGGCCTGTGGACAGGA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GTTCTCCTTCCTATGAGCCCAGAGCTCACCACTGAAAACGCAGCAGTCAGCTTCA</text:p>
      <text:p text:style-name="Preformatted_20_Text">Masked <text:s text:c="9"/>TGAACGTTCTCCTTCCTATGAGCCCAGAGCTCACCACTGAAAACGCAGCAGTCAG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ATCACCTGCTATTTAGCTCATTAAACCATCTAATCAAGCTGCCAGCTGTGCCAGC</text:p>
      <text:p text:style-name="Preformatted_20_Text">Masked <text:s text:c="9"/>TGCACATCACCTGCTATTTAGCTCATTAAACCATCTAATCAAGCTGCCAGCTGTG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CCCCTCAGCAAGGCATGAACTATGGTGTGTGGGAAGTTAGGGGCGATGTGGTGCAT</text:p>
      <text:p text:style-name="Preformatted_20_Text">Masked <text:s text:c="9"/>TGTGCCCCTCAGCAAGGCATGAACTATGGTGTGTGGGAAGTTAGGGGCGATGTGG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CATGTCAGGCCTGCTGTCCATCACAGTAGGCCCTGCACTATGAAGAGAGTTTTTC</text:p>
      <text:p text:style-name="Preformatted_20_Text">Masked <text:s text:c="9"/>CTGAGCATGTCAGGCCTGCTGTCCATCACAGTAGGCCCTGCACTATGAAGAGA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CCTGTGGACAGTTTAGTGAAGGCCCAGCATTCCAGTCTACTCCATCTAGAGACAG</text:p>
      <text:p text:style-name="Preformatted_20_Text">Masked <text:s text:c="9"/>TGGTGCCTGTGGACAGTTTAGTGAAGGCCCAGCATTCCAGTCTACTCCATCTAGA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GCATCCAAACAAAGATTTTGCCTTCAACAAAGAGTTTCTTAGGGTCTGAGCCAAC</text:p>
      <text:p text:style-name="Preformatted_20_Text">Masked <text:s text:c="9"/>GTTCTGCATCCAAACAAAGATTTTGCCTTCAACAAAGAGTTTCTTAGGGTCTGAG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AGGTCAAGCTATAAAAAAGAAGTACTTCTGTCTTTTCAAATGTAAAATTTTTT</text:p>
      <text:p text:style-name="Preformatted_20_Text">Masked <text:s text:c="9"/>AGAGCTCAGGTCAAGCTATAAAAAAGAAGTACTTCTGTCTTTTCAAATGTAAA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GCAAGGGCTTTACATCAGCTTTTGATGTTCACTGGAAGACCTATGCTCTGGAAG</text:p>
      <text:p text:style-name="Preformatted_20_Text"><text:soft-page-break/>Masked <text:s text:c="9"/>TGTACTGCAAGGGCTTTACATCAGCTTTTGATGTTCACTGGAAGACCTATGCTC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GTCTAGTGCAATGCTTACAGTCAAGCTGTTCCACGAGGCTTGCACATGACTGTGA</text:p>
      <text:p text:style-name="Preformatted_20_Text">Masked <text:s text:c="9"/>GAGTGGTCTAGTGCAATGCTTACAGTCAAGCTGTTCCACGAGGCTTGCACATGAC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GGAGTACACTGGGCTTTCCTTCATGGCAGAAGCATTTTCTTTACAAAGTTTAAC</text:p>
      <text:p text:style-name="Preformatted_20_Text">Masked <text:s text:c="9"/>CACTTTGGAGTACACTGGGCTTTCCTTCATGGCAGAAGCATTTTCTTTACAAAG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ATGGGAAAGTTCTGTCATCATCTTTTGCGTTCTTTCTTCAGTTTTCAAAATCTGCC</text:p>
      <text:p text:style-name="Preformatted_20_Text">Masked <text:s text:c="9"/>TGGCATGGGAAAGTTCTGTCATCATCTTTTGCGTTCTTTCTTCAGTTTTCAAAAT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TTAATATAAAGAGATCTTGAGATGGTAATAATATTCAACACTTACAAGGTTATAA</text:p>
      <text:p text:style-name="Preformatted_20_Text">Masked <text:s text:c="9"/>TTCCATTAATATAAAGAGATCTTGAGATGGTAATAATATTCAACACTTACAAGGT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AATTATGGCAGTCTAAAAGAACCACAGCATCAACTTGATGCACTGTCAGGGAAT</text:p>
      <text:p text:style-name="Preformatted_20_Text">Masked <text:s text:c="9"/>GAATTTAATTATGGCAGTCTAAAAGAACCACAGCATCAACTTGATGCACTGTCAG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CTGTCAGCTGTCCACAAATAGTATCTGGGAAGCCCAGCTGTTGCTGTATATGTGA</text:p>
      <text:p text:style-name="Preformatted_20_Text">Masked <text:s text:c="9"/>CCTGCCTGTCAGCTGTCCACAAATAGTATCTGGGAAGCCCAGCTGTTGCTGTATA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ATTTAGACATGAGACAATGACATTAATTTGCTCATGACCACATCAAACTTCTGT</text:p>
      <text:p text:style-name="Preformatted_20_Text">Masked <text:s text:c="9"/>CAGTGCATTTAGACATGAGACAATGACATTAATTTGCTCATGACCACATCAAAC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TGCTAAAACCGCTTTCAAATATCAACCTTATGGAATTGGAACAGCATACATTTC</text:p>
      <text:p text:style-name="Preformatted_20_Text">Masked <text:s text:c="9"/>CAGAAATGCTAAAACCGCTTTCAAATATCAACCTTATGGAATTGGAACAGCATACA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TCTGGCCCCATCTTGCAGACACAAAGATAACACAGACTGCTCTGACAAGAAGTG</text:p>
      <text:p text:style-name="Preformatted_20_Text">Masked <text:s text:c="9"/>AGGAAGTCTGGCCCCATCTTGCAGACACAAAGATAACACAGACTGCTCTGACAAG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TAAAAACAGAAGCTCCTGCCAGTGTTCATGAATATCAAATTTCTACTGAAAATC</text:p>
      <text:p text:style-name="Preformatted_20_Text">Masked <text:s text:c="9"/>TAGCAATAAAAACAGAAGCTCCTGCCAGTGTTCATGAATATCAAATTTCTACTG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ACTTTCCAAAATGACTCTGTAACTGGATCATAGCCATGGCTACCTGTCGTGGGCAG</text:p>
      <text:p text:style-name="Preformatted_20_Text">Masked <text:s text:c="9"/>AGGTACTTTCCAAAATGACTCTGTAACTGGATCATAGCCATGGCTACCTGTCGT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TATGGCACTTGCTCTCAGTACTGACTCCCAGGATTGGCACAGCAGTGCTAAGCA</text:p>
      <text:p text:style-name="Preformatted_20_Text">Masked <text:s text:c="9"/>CAGCTGTATGGCACTTGCTCTCAGTACTGACTCCCAGGATTGGCACAGCAGTGC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ATTAACTCATTGCCTTGTCTTTTGACTGTGGTAGAATTGTTGAAATGTTATCTCC</text:p>
      <text:p text:style-name="Preformatted_20_Text">Masked <text:s text:c="9"/>GGCATATTAACTCATTGCCTTGTCTTTTGACTGTGGTAGAATTGTTGAAATGTTAT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GCGGCATGAAACTAGATAGACTAACCCTCTGAGAACAAGAACGTGCAACAGATTT</text:p>
      <text:p text:style-name="Preformatted_20_Text">Masked <text:s text:c="9"/>CAGGAGCGGCATGAAACTAGATAGACTAACCCTCTGAGAACAAGAACGTGCAACAGA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AGCAGGAAAAATACATAATCTCTTCTGCTGAGCCTGGCCTGCCACTAGGTGGCAAAAG</text:p>
      <text:p text:style-name="Preformatted_20_Text">Masked <text:s text:c="9"/>TCAGCAGGAAAAATACATAATCTCTTCTGCTGAGCCTGGCCTGCCACTAGGTGGC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TGGGAGTTATGAGAAGAGCAGAAGACAGGCTTCTGAGAAAAACTGACTTGTCTTT</text:p>
      <text:p text:style-name="Preformatted_20_Text">Masked <text:s text:c="9"/>ACCTATGGGAGTTATGAGAAGAGCAGAAGACAGGCTTCTGAGAAAAACTGACTTG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AGCACTCCACGTATCTGCATGCATTTTACGTTACAGATGGAACAACTACCTTCTGA</text:p>
      <text:p text:style-name="Preformatted_20_Text">Masked <text:s text:c="9"/>CTCAAGCACTCCACGTATCTGCATGCATTTTACGTTACAGATGGAACAACTACCT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GGAAGAGGACTGTCAAGCTTGCTTTATTGATATTAGTGCACCTGTCCAAAGGGGCT</text:p>
      <text:p text:style-name="Preformatted_20_Text">Masked <text:s text:c="9"/>CCTAGGAAGAGGACTGTCAAGCTTGCTTTATTGATATTAGTGCACCTGTCCAAAGG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TTGAAAATTTTTTAGACATGGTTTAAGAATTACCTGGCCAAAAAAATCATTTCTG</text:p>
      <text:p text:style-name="Preformatted_20_Text">Masked <text:s text:c="9"/>CTCCCTTGAAAATTTTTTAGACATGGTTTAAGAATTACCTGGCCAAAAAAATCA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TTCATTTCCCAGTCTCCCTCACAATCAGTTCTGCTATGCTATCATGCCTGCTTTG</text:p>
      <text:p text:style-name="Preformatted_20_Text">Masked <text:s text:c="9"/>TATTGTTCATTTCCCAGTCTCCCTCACAATCAGTTCTGCTATGCTATCATGCCTG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CATTGATCACTAAGATCAATGAAATGAAGCATGCTAAAACAACATGGAAAAAAG</text:p>
      <text:p text:style-name="Preformatted_20_Text">Masked <text:s text:c="9"/>GAGTCACATTGATCACTAAGATCAATGAAATGAAGCATGCTAAAACAACATGG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GGTATTTTTTTTTTCTTAATATAATTTGACCTCTCCAGTTCACAGCATATCAAGA</text:p>
      <text:p text:style-name="Preformatted_20_Text">Masked <text:s text:c="9"/>TTGTTGGTATTTTTTTTTTCTTAATATAATTTGACCTCTCCAGTTCACAGCATAT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ACAAAGCCATGGCTTTAACAAGATCATGACTGTGACATTCTTTGTGAGCACTGAT</text:p>
      <text:p text:style-name="Preformatted_20_Text">Masked <text:s text:c="9"/>TTCCAACAAAGCCATGGCTTTAACAAGATCATGACTGTGACATTCTTTGTGAGCA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AGCTCAAAGCTGTTCAGACAGTTGTGACTGACTACCATACCAGAGTGAAGGACAA</text:p>
      <text:p text:style-name="Preformatted_20_Text">Masked <text:s text:c="9"/>CTGGAAGCTCAAAGCTGTTCAGACAGTTGTGACTGACTACCATACCAGAGTGAAGG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ATGTATGAAAGTTACCTTAAAAAATAAACTAGCATCTTAAAGCAGAGCAAGTCAG</text:p>
      <text:p text:style-name="Preformatted_20_Text">Masked <text:s text:c="9"/>CACCAATGTATGAAAGTTACCTTAAAAAATAAACTAGCATCTTAAAGCAGAGCAA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ACTTTTTCCCCCTTTTATCTTTTGTCTATTTATGACAAAATAAATTATTAAGCAGC</text:p>
      <text:p text:style-name="Preformatted_20_Text">Masked <text:s text:c="9"/>AGGCACTTTTTCCCCCTTTTATCTTTTGTCTATTTATGACAAAATAAATTATT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TCCCAAAGATCTGTGGAAACCAAAATTTGAGTAAATGCTCTGTTAACAAAAAGC</text:p>
      <text:p text:style-name="Preformatted_20_Text">Masked <text:s text:c="9"/>CACTTTTCCCAAAGATCTGTGGAAACCAAAATTTGAGTAAATGCTCTGTTAACAAA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AGTCTGCAGCGATAAATTTTGCACCTGAGAATTTTGGAAAGCCACTGTTATGCTG</text:p>
      <text:p text:style-name="Preformatted_20_Text">Masked <text:s text:c="9"/>ACATAAGTCTGCAGCGATAAATTTTGCACCTGAGAATTTTGGAAAGCCACTGTT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AGATGTCAGTTTTGGTCTACACAAATTCTGGAATGGCATGCTTCTGTACAAGAA</text:p>
      <text:p text:style-name="Preformatted_20_Text">Masked <text:s text:c="9"/>AGCTTTAGATGTCAGTTTTGGTCTACACAAATTCTGGAATGGCATGCTTCTGTACAAG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GTACTATCTTTGTTTAATATGTTTGTCATGCTTAAATCTGTGAGGTTGCTATTGCTACT</text:p>
      <text:p text:style-name="Preformatted_20_Text">Masked <text:s text:c="9"/>GGTACTATCTTTGTTTAATATGTTTGTCATGCTTAAATCTGTGAGGTTGCTATTG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TCTGTTCTTGCAGAAAATAGAAAAAGGAAAGTACAAAACAGCTCCAGTGTGCTT</text:p>
      <text:p text:style-name="Preformatted_20_Text">Masked <text:s text:c="9"/>TCTGCTTCTGTTCTTGCAGAAAATAGAAAAAGGAAAGTACAAAACAGCTCCAGTG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CTTGCAGGTCATTCCTTAAAATATTAATTCCTTCAGATTCTTTCTTCAGATTAAA</text:p>
      <text:p text:style-name="Preformatted_20_Text">Masked <text:s text:c="9"/>TCAGGCTTGCAGGTCATTCCTTAAAATATTAATTCCTTCAGATTCTTTCTTCAG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TAATTCCCCCAAAGTACTCAGAAACATACTCCACTCTATGTGGAAAAAACAGAG</text:p>
      <text:p text:style-name="Preformatted_20_Text">Masked <text:s text:c="9"/>AATAGCTAATTCCCCCAAAGTACTCAGAAACATACTCCACTCTATGTGGAAAA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CAGGAAGCTATTGCACCTGCAAGTATAAAATGAATCATATACATTGTAGATGAG</text:p>
      <text:p text:style-name="Preformatted_20_Text">Masked <text:s text:c="9"/>AGGATCCAGGAAGCTATTGCACCTGCAAGTATAAAATGAATCATATACATTGTAG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CACAGCAGTTTTGCAGCCTAAACTCTGATTTTCAGTGTTTTTCTTGCAATTCA</text:p>
      <text:p text:style-name="Preformatted_20_Text">Masked <text:s text:c="9"/>CAGTGTTCACAGCAGTTTTGCAGCCTAAACTCTGATTTTCAGTGTTTTTCTTGCA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GCAGCATTCTATCAATTAGGAATGTCTTTACAACTGTGCAGTGGATGAAAGA</text:p>
      <text:p text:style-name="Preformatted_20_Text">Masked <text:s text:c="9"/>TTTTCTCAGCAGCATTCTATCAATTAGGAATGTCTTTACAACTGTGCAGTGGATG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AGGAACTGTCTAGCACTCAGAGCTGCAAAGAGGAGCTCATTCTTCGATCACTGT</text:p>
      <text:p text:style-name="Preformatted_20_Text">Masked <text:s text:c="9"/>GAAGACAGGAACTGTCTAGCACTCAGAGCTGCAAAGAGGAGCTCATTCTTCGATC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TGCCTGATACTGTGAGCCATACCTTGCAGTAGTGTTTACCAGTGCGAAATGACT</text:p>
      <text:p text:style-name="Preformatted_20_Text">Masked <text:s text:c="9"/>ATGATTTGCCTGATACTGTGAGCCATACCTTGCAGTAGTGTTTACCAGTGCGAA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TACAGATAGCACTGTAAAACAGTTGTGCAGACTGTCAAATAGAATAACAAGTT</text:p>
      <text:p text:style-name="Preformatted_20_Text">Masked <text:s text:c="9"/>ATATTGTTACAGATAGCACTGTAAAACAGTTGTGCAGACTGTCAAATAGAATAAC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CCAATCTGCATTAAGATTAATGATAAAAGCTTCATCACCTGTGATATGTATTT</text:p>
      <text:p text:style-name="Preformatted_20_Text">Masked <text:s text:c="9"/>ACAAAGTCCAATCTGCATTAAGATTAATGATAAAAGCTTCATCACCTGTGATA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AATAAATCTGATTTTATAAATCAAATACAGGGCACAGCAGAATGAATAGCATGAA</text:p>
      <text:p text:style-name="Preformatted_20_Text">Masked <text:s text:c="9"/>TCACAAATAAATCTGATTTTATAAATCAAATACAGGGCACAGCAGAATGAATAG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TGCTCAGAACTGCATTTCTCCCACTAAGAAAAAAAAACATTGATGTAATTTTAA</text:p>
      <text:p text:style-name="Preformatted_20_Text">Masked <text:s text:c="9"/>GAATATTGCTCAGAACTGCATTTCTCCCACTAAGAAAAAAAAACATTGATGTAA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GTTTTCATTGGCAAGTGACAAATACAGAGAAAGTAGTAGTATTTTTATCTCAAA</text:p>
      <text:p text:style-name="Preformatted_20_Text">Masked <text:s text:c="9"/>AAAATTGTTTTCATTGGCAAGTGACAAATACAGAGAAAGTAGTAGTATTTTTATC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TCATCCAACACTCTAGTAGGCTTCTGAACTAGCTAAAATAGAAATGTTTGTAAA</text:p>
      <text:p text:style-name="Preformatted_20_Text">Masked <text:s text:c="9"/>TAAGCTTCATCCAACACTCTAGTAGGCTTCTGAACTAGCTAAAATAGAAATGTTTGT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TAGTCCAGAAATCTCAAGCACCTCCAATGCTTTAATTAGACATTCAAAAAATCAAAAA</text:p>
      <text:p text:style-name="Preformatted_20_Text">Masked <text:s text:c="9"/>ACTAGTCCAGAAATCTCAAGCACCTCCAATGCTTTAATTAGACATTCAAAAAAT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GAAGAACCAAACATCTAGTGAAGCTCGAAGAAAAATTTTTTTTCATCTGCGATCT</text:p>
      <text:p text:style-name="Preformatted_20_Text">Masked <text:s text:c="9"/>ATGAGGAAGAACCAAACATCTAGTGAAGCTCGAAGAAAAATTTTTTTTCATCTGC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CCATGCAGAGCTCCAGAAACTTCACTAAGCTGTATTTAGCAGAGGATTCTGCCTT</text:p>
      <text:p text:style-name="Preformatted_20_Text">Masked <text:s text:c="9"/>CATTACCATGCAGAGCTCCAGAAACTTCACTAAGCTGTATTTAGCAGAGGATTC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GGATTTATCTTCAGCACAAACACAGGTTTGGAGTTTCTCATAAAGCTCATTTTCT</text:p>
      <text:p text:style-name="Preformatted_20_Text">Masked <text:s text:c="9"/>ATGTTGGATTTATCTTCAGCACAAACACAGGTTTGGAGTTTCTCATAAAGCTC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TCTGTATTGATACAGATTATCCTATATCATACTTTAAAGTCTTTGATTTGTGCAG</text:p>
      <text:p text:style-name="Preformatted_20_Text">Masked <text:s text:c="9"/>CTGTATCTGTATTGATACAGATTATCCTATATCATACTTTAAAGTCTTTGATTTG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GAGAGGCAAAAGGGTAAAAAAAAAGTATGATCATAATTTAAAAACAACAACAAC</text:p>
      <text:p text:style-name="Preformatted_20_Text">Masked <text:s text:c="9"/>TAAACTGAGAGGCAAAAGGGTAAAAAAAAAGTATGATCATAATTTAAAAACAAC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CTCTGTTAAAGCAAAAGCTTTAGAAAAAATTGGCCAGCAGAATGTCTTGAGAAAC</text:p>
      <text:p text:style-name="Preformatted_20_Text">Masked <text:s text:c="9"/>GAAAACTCTGTTAAAGCAAAAGCTTTAGAAAAAATTGGCCAGCAGAATGTCTTGA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GAAAGAGCGGGAGGAAAGAAATGTGTTAGCTGACATCTTCAGTTGATGAGTAGGA</text:p>
      <text:p text:style-name="Preformatted_20_Text">Masked <text:s text:c="9"/>TACTGGAAAGAGCGGGAGGAAAGAAATGTGTTAGCTGACATCTTCAGTTGATGAGT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TGCAGTGATTCTTGTTGGCAGCAGGTGGTTAGACTTCATGACCCAAAAGGTCCAC</text:p>
      <text:p text:style-name="Preformatted_20_Text">Masked <text:s text:c="9"/>ATGGATGCAGTGATTCTTGTTGGCAGCAGGTGGTTAGACTTCATGACCCAAAAGGT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TCTTTAAGTTTTTAATTCCCGCAAATATTTCCTTGAGTATTGTTCTGTAAAATT</text:p>
      <text:p text:style-name="Preformatted_20_Text">Masked <text:s text:c="9"/>ATGATTTCTTTAAGTTTTTAATTCCCGCAAATATTTCCTTGAGTATTGTTCTGT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TTGTACATACCAATGTAGCTTCATGGGACTGCAGTATGTTGTAAATGCAATGCTG</text:p>
      <text:p text:style-name="Preformatted_20_Text">Masked <text:s text:c="9"/>CAAGCTTGTACATACCAATGTAGCTTCATGGGACTGCAGTATGTTGTAAATGCAA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CACTGCTCTTAGATATCATGCAATGAATATAGCTGGTGGCAGCAGCCAAGCAG</text:p>
      <text:p text:style-name="Preformatted_20_Text">Masked <text:s text:c="9"/>AAGCTGACACTGCTCTTAGATATCATGCAATGAATATAGCTGGTGGCAGCAGCCA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ACACATTTTAGTTCCCTTTTCCTCTGCCACTTCTTGCCTAATATCCTGAGGACAG</text:p>
      <text:p text:style-name="Preformatted_20_Text">Masked <text:s text:c="9"/>TCTGAACACATTTTAGTTCCCTTTTCCTCTGCCACTTCTTGCCTAATATCCTGAG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TTTTTCTACTGGTCATGATAATGAAAACCACAAGCAAAGTCTCTCTTAGGCAAAC</text:p>
      <text:p text:style-name="Preformatted_20_Text">Masked <text:s text:c="9"/>CAGCTTTTTTCTACTGGTCATGATAATGAAAACCACAAGCAAAGTCTCTCTTAGG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TCTGAGAACTCCTCTTAGCAAACACAATAGGCTGCTAATGTGACAGACTCCGTGGG</text:p>
      <text:p text:style-name="Preformatted_20_Text"><text:soft-page-break/>Masked <text:s text:c="9"/>GCTCTCTGAGAACTCCTCTTAGCAAACACAATAGGCTGCTAATGTGACAGACTCC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TCATTGAGGGATCCTGTTTTTCTGCTTGCATCAAAATATTGGAGAGCTTTGGGAA</text:p>
      <text:p text:style-name="Preformatted_20_Text">Masked <text:s text:c="9"/>TTGTCTCATTGAGGGATCCTGTTTTTCTGCTTGCATCAAAATATTGGAGAGCTTT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AGGTAAATTGTTGTACTTGTTTGTCTTATAAATAAAAGTGCAAAGTTCAAGAAAAA</text:p>
      <text:p text:style-name="Preformatted_20_Text">Masked <text:s text:c="9"/>GTCCAGGTAAATTGTTGTACTTGTTTGTCTTATAAATAAAAGTGCAAAGTTCAA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AACAGAGCAAGATATTATATATGACCTCGTATAAGTGGAAATTCTAATTGTAA</text:p>
      <text:p text:style-name="Preformatted_20_Text">Masked <text:s text:c="9"/>AAATATAAACAGAGCAAGATATTATATATGACCTCGTATAAGTGGAAATTCTAA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CTTGCAACTAGTTGTCCAGCTGAAAAGTTGCCAAGTTGATGAAACTGTCTTTTC</text:p>
      <text:p text:style-name="Preformatted_20_Text">Masked <text:s text:c="9"/>AATTTTCTTGCAACTAGTTGTCCAGCTGAAAAGTTGCCAAGTTGATGAAACTG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CAAAGGTTTGTGTTTGGTTGCCTGAGTTTTTACTAAAAGCAGCCCTACTTTGAGT</text:p>
      <text:p text:style-name="Preformatted_20_Text">Masked <text:s text:c="9"/>TCTCTCAAAGGTTTGTGTTTGGTTGCCTGAGTTTTTACTAAAAGCAGCCCTACTTT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TTGCATGTTGAAGACTAAGAGAAATGAGGGGCAATTAAAGGCCACTATTTTCTAG</text:p>
      <text:p text:style-name="Preformatted_20_Text">Masked <text:s text:c="9"/>GACATTTGCATGTTGAAGACTAAGAGAAATGAGGGGCAATTAAAGGCCACTATTTT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CATAAATCATCTAGCTACAACTCAGCTTAATCTTTTTGTATTATTTGTGTCTG</text:p>
      <text:p text:style-name="Preformatted_20_Text">Masked <text:s text:c="9"/>ACAGAATCATAAATCATCTAGCTACAACTCAGCTTAATCTTTTTGTATTATTTG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TGGAGTTGTTGTTTTTTTTTTTTACATATATCATACTCAGGATTGAGATATCAG</text:p>
      <text:p text:style-name="Preformatted_20_Text">Masked <text:s text:c="9"/>TTGGTTTGGAGTTGTTGTTTTTTTTTTTTACATATATCATACTCAGGATTGAGAT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GTAAGTATTTGTTTGTAGTGGGTCATGGAAGGTATATTTCTTTCCAGCAGAGCTT</text:p>
      <text:p text:style-name="Preformatted_20_Text">Masked <text:s text:c="9"/>TGTGAGTAAGTATTTGTTTGTAGTGGGTCATGGAAGGTATATTTCTTTCCAGCAG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AGTATTTACTGGCTTAACACTGCACAAAATGTCCTTAAAAATCATATGGGATCT</text:p>
      <text:p text:style-name="Preformatted_20_Text">Masked <text:s text:c="9"/>CAGAACAGTATTTACTGGCTTAACACTGCACAAAATGTCCTTAAAAATCATATGG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CTCTACAATTAGTTGTATGAACTTTTCAGTGGCAAGAAATTGAGCTTTCTTTTCT</text:p>
      <text:p text:style-name="Preformatted_20_Text">Masked <text:s text:c="9"/>TGAAACTCTACAATTAGTTGTATGAACTTTTCAGTGGCAAGAAATTGAGCTTTC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TTCAGGCAAGTTATATTAGCTTTAGTAGAATAATCAGAGTCAAATTAAAGATTCT</text:p>
      <text:p text:style-name="Preformatted_20_Text">Masked <text:s text:c="9"/>TGAGATTCAGGCAAGTTATATTAGCTTTAGTAGAATAATCAGAGTCAAATTAAAG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GTTGTTGCTGTGTAAGAATGGAGTGGAAGAATTATATTGTTCTCATTTTTCTGC</text:p>
      <text:p text:style-name="Preformatted_20_Text">Masked <text:s text:c="9"/>TATAAGGTTGTTGCTGTGTAAGAATGGAGTGGAAGAATTATATTGTTCTCATTTT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TAGGATTTGCTTTTAGGATTGCGCGAAAGATGAGAAAACATTACAAGAGAGGGAC</text:p>
      <text:p text:style-name="Preformatted_20_Text">Masked <text:s text:c="9"/>AACATTAGGATTTGCTTTTAGGATTGCGCGAAAGATGAGAAAACATTACAAGAGAGGG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AGAGGTTTAGTGGAATACACAATGGAAAAGATACAGAATACAGTGTGGTCAGGTTGT</text:p>
      <text:p text:style-name="Preformatted_20_Text">Masked <text:s text:c="9"/>AAAAGAGGTTTAGTGGAATACACAATGGAAAAGATACAGAATACAGTGTGGTCAG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TTTGACAACCACATGTCTGTGTTAATGTGCTACTTTTGTCTGCTGGCATCAAATA</text:p>
      <text:p text:style-name="Preformatted_20_Text">Masked <text:s text:c="9"/>CTAAGTTTGACAACCACATGTCTGTGTTAATGTGCTACTTTTGTCTGCTGGCATC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AAGATTTTATCAAGAAGACATAGAGGCTGTTGGCCTTTCTCCAAGGAATCCCAT</text:p>
      <text:p text:style-name="Preformatted_20_Text">Masked <text:s text:c="9"/>TTTTAAAAGATTTTATCAAGAAGACATAGAGGCTGTTGGCCTTTCTCCAAGGAAT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CCATCTATCCTGTCCATCCTAAAGGTCTGCCTTTCAAAAAAAGCAAAGAGAATA</text:p>
      <text:p text:style-name="Preformatted_20_Text">Masked <text:s text:c="9"/>AGATTTCCATCTATCCTGTCCATCCTAAAGGTCTGCCTTTCAAAAAAAGCAAAG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CCGCCCTTTCAGCACTTCCCATCTGAAATATAGATATAGAAATATAGGCTCATTA</text:p>
      <text:p text:style-name="Preformatted_20_Text">Masked <text:s text:c="9"/>ACTGCCCGCCCTTTCAGCACTTCCCATCTGAAATATAGATATAGAAATATAGGCT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CAATCATTGTATCTGCCATTCTTTCTATTTGAGCAGATGCTGTCTTCCTGCTTGT</text:p>
      <text:p text:style-name="Preformatted_20_Text">Masked <text:s text:c="9"/>CTCTGCAATCATTGTATCTGCCATTCTTTCTATTTGAGCAGATGCTGTCTTCCTG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CACTTCTGCTATGTACGTGTGTAGGTATAGAATAGTGCAATATCTTGACTATTG</text:p>
      <text:p text:style-name="Preformatted_20_Text">Masked <text:s text:c="9"/>TTTTCACACTTCTGCTATGTACGTGTGTAGGTATAGAATAGTGCAATATCTTGA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ATTTCCAAATGTTGAAGTCATAATCAAAAGAAGCCTTATTTAACTAGTTATTACA</text:p>
      <text:p text:style-name="Preformatted_20_Text">Masked <text:s text:c="9"/>CCAACATTTCCAAATGTTGAAGTCATAATCAAAAGAAGCCTTATTTAACTAGTT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ATCAAGACAAGCATCTTGGAAATTATTTGTCTCTTCTGGAAATAAAAAAAGTGC</text:p>
      <text:p text:style-name="Preformatted_20_Text">Masked <text:s text:c="9"/>ACTAGAATCAAGACAAGCATCTTGGAAATTATTTGTCTCTTCTGGAAATAAAAAA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AATGGTAATTTCGAAATCTCTCTGTCTGGAAAAGGAAATAGTCAAGCAAAATTTA</text:p>
      <text:p text:style-name="Preformatted_20_Text">Masked <text:s text:c="9"/>TGTACAATGGTAATTTCGAAATCTCTCTGTCTGGAAAAGGAAATAGTCAAGCAAA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AATTTAGAACAGCACTGGGATTTTATGCAAACAGCTAAACTCCCACAATCCTTTA</text:p>
      <text:p text:style-name="Preformatted_20_Text">Masked <text:s text:c="9"/>TCATTAATTTAGAACAGCACTGGGATTTTATGCAAACAGCTAAACTCCCACAATC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TGTAGAACATAAATTAGGCTTTTATGTTTCCAACTGTTTTTTCAGATCTGTATTT</text:p>
      <text:p text:style-name="Preformatted_20_Text">Masked <text:s text:c="9"/>ACTTCTGTAGAACATAAATTAGGCTTTTATGTTTCCAACTGTTTTTTCAGATCT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TAATTTGCATTAGTCATTTTCTTTACCTTTTTTTTTCCCGTACCTTATGCATTAT</text:p>
      <text:p text:style-name="Preformatted_20_Text">Masked <text:s text:c="9"/>ATCTTTAATTTGCATTAGTCATTTTCTTTACCTTTTTTTTTCCCGTACCTTATG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GTCCATGGATTACAGCTCAGTTCCTTCAGAGGTTAGCAGCTTTTGTGATTTTTTC</text:p>
      <text:p text:style-name="Preformatted_20_Text">Masked <text:s text:c="9"/>ATCTTGTCCATGGATTACAGCTCAGTTCCTTCAGAGGTTAGCAGCTTTTGTGAT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AACAGAGTTCATAAGTATGCACACTTTTATTCTTAAGATGATAGTTCTGTCAACT</text:p>
      <text:p text:style-name="Preformatted_20_Text">Masked <text:s text:c="9"/>ACAATAACAGAGTTCATAAGTATGCACACTTTTATTCTTAAGATGATAGTTCTGTCAA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CTTTTGTTACTTTCTAGAAAACTCACCAATATTTGATTCTGTTTCAATACTATGAGTT</text:p>
      <text:p text:style-name="Preformatted_20_Text">Masked <text:s text:c="9"/>TTCTTTTGTTACTTTCTAGAAAACTCACCAATATTTGATTCTGTTTCAATACTATG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AAACCTGCTTAAACCCTATCATTTGTTAATAGAAATAAAAAGATGTGAGAAGCA</text:p>
      <text:p text:style-name="Preformatted_20_Text">Masked <text:s text:c="9"/>TTTCAAAAACCTGCTTAAACCCTATCATTTGTTAATAGAAATAAAAAGATGTGAG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GTTTTTTTCCCTTATAAACCAGATCTATATGCCTTTTGAAGAACCGTACAATTC</text:p>
      <text:p text:style-name="Preformatted_20_Text">Masked <text:s text:c="9"/>AAAAGAGTTTTTTTCCCTTATAAACCAGATCTATATGCCTTTTGAAGAACCGTAC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ACAGTCTACAGTAACACACATTTTATTTGCTGAACTAAAAATTGTACGCACACAT</text:p>
      <text:p text:style-name="Preformatted_20_Text">Masked <text:s text:c="9"/>CTTGTACAGTCTACAGTAACACACATTTTATTTGCTGAACTAAAAATTGTACGCA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TTGCCTTCATTGATCCAGTGTTGCTATTTACTCGAAGAAAAAGCAACCACAAGG</text:p>
      <text:p text:style-name="Preformatted_20_Text">Masked <text:s text:c="9"/>CTGCTGTTGCCTTCATTGATCCAGTGTTGCTATTTACTCGAAGAAAAAGCAACC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TGAAGTGAAATACTCTTTTGGCTTCATCAAGATGGAAATGAAATAATATATATT</text:p>
      <text:p text:style-name="Preformatted_20_Text">Masked <text:s text:c="9"/>GGAAGCTGAAGTGAAATACTCTTTTGGCTTCATCAAGATGGAAATGAAATAATAT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GCCAAAGCAAAATAAAGGTGTTTGTTTTGTTTTGTTTTGTTTTGTTTTGTTTTGTTT</text:p>
      <text:p text:style-name="Preformatted_20_Text">Masked <text:s text:c="9"/>TACGCCAAAGCAAAATAAAGGTG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TGTTTTGTTTTGTTTTGTTTTGTTTTTAATCAGGCTGCCAGTTCAGACTGACAATTTTAG</text:p>
      <text:p text:style-name="Preformatted_20_Text">Masked <text:s text:c="9"/>NNNNNNNNNNNNNNNNNNNNNNNNNNTAATCAGGCTGCCAGTTCAGACTGACAATTTTAG</text:p>
      <text:p text:style-name="Preformatted_20_Text"><text:s text:c="42"/>**********************************</text:p>
      <text:p text:style-name="Preformatted_20_Text"/>
      <text:p text:style-name="Preformatted_20_Text">Unmasked <text:s text:c="7"/>AGAAAATTCAGGAAAAATAGATTTGGAATTTTTATTTTTATTGTGTTGTCTTTATACTGT</text:p>
      <text:p text:style-name="Preformatted_20_Text">Masked <text:s text:c="9"/>AGAAAATTCAGGAAAAATAGATTTGGA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TATTTTGGACAACAAATGTATAGTTATGTTGTAAATAATGGAGAATTGCACTTGTTTACA</text:p>
      <text:p text:style-name="Preformatted_20_Text">Masked <text:s text:c="9"/>NNNNNNGGACAACAAATGTATAGTTATGTTGTAAATAATGGAGAATTGCACTTGTTTACA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TTGAAATGTAAATGTAATCTACTCTTTGAAGAATTCTGTACAAATGTATCTTCATATCTC</text:p>
      <text:p text:style-name="Preformatted_20_Text">Masked <text:s text:c="9"/>TTGAAATGTAAATGTAATCTACTCTTTGAAGAATTCTGTACAAATGTATCTTCAT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TTCTATCTGGAGGAACTGGAAAATGGGAAAGCACGCTTACACAAATCTCCTTGA</text:p>
      <text:p text:style-name="Preformatted_20_Text">Masked <text:s text:c="9"/>TGTGGGTTCTATCTGGAGGAACTGGAAAATGGGAAAGCACGCTTACACAAATCTC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CATGAGAACCAAAACCAGAGTATTTTTGTAGGTATGAGTCAAACACATTTAAAT</text:p>
      <text:p text:style-name="Preformatted_20_Text">Masked <text:s text:c="9"/>TCTACACATGAGAACCAAAACCAGAGTATTTTTGTAGGTATGAGTCAAACACAT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CATCTCCTTGCAAAGAAATTGTTACTGTGTACCTTGTGTTGCTTCCAGTTCAGTT</text:p>
      <text:p text:style-name="Preformatted_20_Text">Masked <text:s text:c="9"/>GCATCCATCTCCTTGCAAAGAAATTGTTACTGTGTACCTTGTGTTGCTTCCAG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GGTGAAAGCATAGAAATATTTTGTACAGAGTTTCCTAAGAGAATGCAAACAGAAA</text:p>
      <text:p text:style-name="Preformatted_20_Text">Masked <text:s text:c="9"/>CAGATGGTGAAAGCATAGAAATATTTTGTACAGAGTTTCCTAAGAGAATGCAAACAG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TCAGAATATTACCTAAGTACTTCTTGCATGAGACTCCTCTGTCTAACATGCACTTTGC</text:p>
      <text:p text:style-name="Preformatted_20_Text">Masked <text:s text:c="9"/>GTTCAGAATATTACCTAAGTACTTCTTGCATGAGACTCCTCTGTCTAACATGCAC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GGGTAGGAAAGATGGGGTAAACTTAATCCAATTTCACAATCTGTTCAAGTTCCTG</text:p>
      <text:p text:style-name="Preformatted_20_Text">Masked <text:s text:c="9"/>ACTTCGGGTAGGAAAGATGGGGTAAACTTAATCCAATTTCACAATCTGTTCAAG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TAAGTACAACATATTGTATGTGCTAATGGAAAAGGTAACTGCTGTGACTTCTGG</text:p>
      <text:p text:style-name="Preformatted_20_Text">Masked <text:s text:c="9"/>TTTCATTAAGTACAACATATTGTATGTGCTAATGGAAAAGGTAACTGCTGTGACT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GAAATGCAGAAACAGCAGAGATCACCAATAAAAGATTCTCTTTACCCTAGTTTTC</text:p>
      <text:p text:style-name="Preformatted_20_Text">Masked <text:s text:c="9"/>GAAGGGAAATGCAGAAACAGCAGAGATCACCAATAAAAGATTCTCTTTACCCTAG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TCTACCTGAACAGTTAGATTGCAGCTTAGAATCCTCAGTACGGCTCCTGTTATA</text:p>
      <text:p text:style-name="Preformatted_20_Text">Masked <text:s text:c="9"/>CATCTGTCTACCTGAACAGTTAGATTGCAGCTTAGAATCCTCAGTACGGCTCC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TTAATCAGGAAATGATTATATATATTACAGAGAAGCAGAAAGATTTCTCAGTTT</text:p>
      <text:p text:style-name="Preformatted_20_Text">Masked <text:s text:c="9"/>AATTATTTAATCAGGAAATGATTATATATATTACAGAGAAGCAGAAAGATTTCTC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TCTCCTTCGATTCTTAGAGCGCTACCCTCACTACTTAGCTCACTGTGAGTGAGAG</text:p>
      <text:p text:style-name="Preformatted_20_Text">Masked <text:s text:c="9"/>CTTACTCTCCTTCGATTCTTAGAGCGCTACCCTCACTACTTAGCTCACTGTGAGT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TGTTGCTGATTGTAAGCCCCTCTATGTCTCCAGGAGCTCATTTTTTATGAGCTT</text:p>
      <text:p text:style-name="Preformatted_20_Text">Masked <text:s text:c="9"/>AGGTTATGTTGCTGATTGTAAGCCCCTCTATGTCTCCAGGAGCTCATTTTTTATG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CTGTTTGACAAGGACAAGGTTTGAAATCTATTCACCAGGAAGACTTTTTTTTAA</text:p>
      <text:p text:style-name="Preformatted_20_Text">Masked <text:s text:c="9"/>GTACATCTGTTTGACAAGGACAAGGTTTGAAATCTATTCACCAGGAAGACTTTT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TATATTGATGTTGGTAGTCCTTGCAGAAAATAAACAGCCCTAACAGGGCAGTA</text:p>
      <text:p text:style-name="Preformatted_20_Text">Masked <text:s text:c="9"/>AAAAATATATATTGATGTTGGTAGTCCTTGCAGAAAATAAACAGCCCTAACAGGG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TTGTTTAAAGCCTTTGAAAGCCTGTATGAATGTAATTGATCTCGTTATTGCCAAT</text:p>
      <text:p text:style-name="Preformatted_20_Text">Masked <text:s text:c="9"/>GTGGATTGTTTAAAGCCTTTGAAAGCCTGTATGAATGTAATTGATCTCGTTATTGC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TATATAGAAAAGTTCTCAGAAAGTGCACATCACAACAAGAAAACTTTCTTGAA</text:p>
      <text:p text:style-name="Preformatted_20_Text">Masked <text:s text:c="9"/>ATAGAAATATATAGAAAAGTTCTCAGAAAGTGCACATCACAACAAGAAAACTTT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ATTTCCAACTTCCGAAAAGTTTACATGCTGAATGTCTCTTATCCCAAACATTCA</text:p>
      <text:p text:style-name="Preformatted_20_Text">Masked <text:s text:c="9"/>AGCCATATTTCCAACTTCCGAAAAGTTTACATGCTGAATGTCTCTTATCCCAAA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CTGTAGCTTAGTACAGAACGCTTTCCTTAATTACAAATGGAAGAAATTGCAGAAG</text:p>
      <text:p text:style-name="Preformatted_20_Text">Masked <text:s text:c="9"/>CATTACTGTAGCTTAGTACAGAACGCTTTCCTTAATTACAAATGGAAGAAATTGC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TTTATTCCTATAACTTTCAGAAGAAATAAGCTTTTGAGATGGCCAAGCTATTGA</text:p>
      <text:p text:style-name="Preformatted_20_Text"><text:soft-page-break/>Masked <text:s text:c="9"/>AATCAATTTATTCCTATAACTTTCAGAAGAAATAAGCTTTTGAGATGGCCAAGC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CTGTCATTTACAAGTTCTGAATACTTAAAACACCGTATTTATGATGGTTTAGATT</text:p>
      <text:p text:style-name="Preformatted_20_Text">Masked <text:s text:c="9"/>TTAGACTGTCATTTACAAGTTCTGAATACTTAAAACACCGTATTTATGATGGT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CAGAAGTTAAAAAACAAAGAAACAATTAAAAAAAAAACAACAAACATTAGTCCT</text:p>
      <text:p text:style-name="Preformatted_20_Text">Masked <text:s text:c="9"/>TATATACAGAAGTTNNNNNNNNNNNNNNNNNNNNNNNNNNNNNNNNNNNNCATTAGTCCT</text:p>
      <text:p text:style-name="Preformatted_20_Text"><text:s text:c="16"/>************** <text:s text:c="35"/>**********</text:p>
      <text:p text:style-name="Preformatted_20_Text"/>
      <text:p text:style-name="Preformatted_20_Text">Unmasked <text:s text:c="7"/>GATTCGAGAGAGATCAAAGGCAGAAGTTTTGTTATTCTTTCTGGCATTGAAATTAGCCTA</text:p>
      <text:p text:style-name="Preformatted_20_Text">Masked <text:s text:c="9"/>GATTCGAGAGAGATCAAAGGCAGAAGTTTTGTTATTCTTTCTGGCATTGAAATTAG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CATTATGTGGGTAAAATCAGTGCTTTGTGAGGTTTTATGGGAGAAATCTTGAA</text:p>
      <text:p text:style-name="Preformatted_20_Text">Masked <text:s text:c="9"/>ATTTTCTCATTATGTGGGTAAAATCAGTGCTTTGTGAGGTTTTATGGGAGAAAT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AGTGATATATATATATATGTATCTATGCAGTGTAACTGTGTGTGTCTGAGCGTAT</text:p>
      <text:p text:style-name="Preformatted_20_Text">Masked <text:s text:c="9"/>TGATTAGTGNNNNNNNNNNNNNNNNNNNNNNNNNNNNNNNNNNNNNNNNNNNNNNNNNNN</text:p>
      <text:p text:style-name="Preformatted_20_Text"><text:s text:c="16"/>********* <text:s text:c="50"/></text:p>
      <text:p text:style-name="Preformatted_20_Text"/>
      <text:p text:style-name="Preformatted_20_Text">Unmasked <text:s text:c="7"/>GTACAGCAACCAGCAGTAGATAGCTTAAGCCTGATAATCTCCATAGTAAATGTGTACTTC</text:p>
      <text:p text:style-name="Preformatted_20_Text">Masked <text:s text:c="9"/>NNNCAGCAACCAGCAGTAGATAGCTTAAGCCTGATAATCTCCATAGTAAATGTGTACTT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CTCCCTTTCCTACAAGAGAAAAAGAGATAACTGAGTACACTGGAGATAGGTTTCATACTG</text:p>
      <text:p text:style-name="Preformatted_20_Text">Masked <text:s text:c="9"/>CTCCCTTTCCTACAAGAGAAAAAGAGATAACTGAGTACACTGGAGATAGGTTTC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CTGCTTTTCTTTTAAGTAGCTCTGTAGTAAAATGCAATTTGGAAAGACTGAATT</text:p>
      <text:p text:style-name="Preformatted_20_Text">Masked <text:s text:c="9"/>TTTTGGCTGCTTTTCTTTTAAGTAGCTCTGTAGTAAAATGCAATTTGGAAAGAC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GTGATATTGAAAGAATGGGAAAGTTAACTTTATGTTGTAGAGGTCACAAGTGAAA</text:p>
      <text:p text:style-name="Preformatted_20_Text">Masked <text:s text:c="9"/>TCTTGGTGATATTGAAAGAATGGGAAAGTTAACTTTATGTTGTAGAGGTCACAAG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CCAACATGTCAGGAAATTCATAACATGATAAAACCAAACAGAAGGCAAAAGGAGT</text:p>
      <text:p text:style-name="Preformatted_20_Text">Masked <text:s text:c="9"/>CTACTCCAACATGTCAGGAAATTCATAACATGATAAAACCAAACAGAAGGCAAAAG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ACCACAGTTCAGAAGATCTTGTTAATGAAGTTAAAAAATTACTGAACGCTCACTG</text:p>
      <text:p text:style-name="Preformatted_20_Text">Masked <text:s text:c="9"/>AGACAACCACAGTTCAGAAGATCTTGTTAATGAAGTTAAAAAATTACTGAACGCT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GTATTGGCTGAAGATGCAGTTCACTTGTTGATCTTATTCTAAAATGTTTTTTCAG</text:p>
      <text:p text:style-name="Preformatted_20_Text">Masked <text:s text:c="9"/>AAACCGTATTGGCTGAAGATGCAGTTCACTTGTTGATCTTATTCTAAAATGTTT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TATGTACTGTACTGGATAGTGATGATCTTTGTTCCAAACAAAGAATTTAGAGCAG</text:p>
      <text:p text:style-name="Preformatted_20_Text">Masked <text:s text:c="9"/>ACCATTATGTACTGTACTGGATAGTGATGATCTTTGTTCCAAACAAAGAATTTAG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AGCTATAACATCCCTGCTTCACAACGTTAGTTTTAGATTTTGACCTTCCTGCATA</text:p>
      <text:p text:style-name="Preformatted_20_Text">Masked <text:s text:c="9"/>TTCCCAGCTATAACATCCCTGCTTCACAACGTTAGTTTTAGATTTTGACCTTCCTGCA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TGGATCTCACTTAGTACAAGATATGAATCAGTTCTGACACCACTGTCTGCTGGCAAA</text:p>
      <text:p text:style-name="Preformatted_20_Text">Masked <text:s text:c="9"/>AAATGGATCTCACTTAGTACAAGATATGAATCAGTTCTGACACCACTGTCTGCTG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CAGCCCCTGCTGCTGGTGACAACTATAACACAAGAGTGGACCCAAGCCATTGTGGT</text:p>
      <text:p text:style-name="Preformatted_20_Text">Masked <text:s text:c="9"/>CGAGCAGCCCCTGCTGCTGGTGACAACTATAACACAAGAGTGGACCCAAGCCATTG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CCACCTCACTTCCCTTTGCTCAGATCTTTCACTGCACTGTGTAACAACTGCACTGA</text:p>
      <text:p text:style-name="Preformatted_20_Text">Masked <text:s text:c="9"/>GTGACCACCTCACTTCCCTTTGCTCAGATCTTTCACTGCACTGTGTAACAACTGC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TGTATTCAGCTTTTGTTCTCAGTTCATATTGAAGGCTGATCCTGAAAGGTCTT</text:p>
      <text:p text:style-name="Preformatted_20_Text">Masked <text:s text:c="9"/>ATCAAACTGTATTCAGCTTTTGTTCTCAGTTCATATTGAAGGCTGATCCTGAAAG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GCTGTCCAGTTAAAACATTTCCTAATGAAACTGAGTTTTACCCAGTTTGAACT</text:p>
      <text:p text:style-name="Preformatted_20_Text">Masked <text:s text:c="9"/>AAATAGAGCTGTCCAGTTAAAACATTTCCTAATGAAACTGAGTTTTACCCAGTTT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CTTTTTCCTTTTCTCTTTCTTTCTTCCAGTATTTTTGCTTACTGTCATTTCTTC</text:p>
      <text:p text:style-name="Preformatted_20_Text">Masked <text:s text:c="9"/>GTTTATCTTTTTCCTTTTCTCTTTCTTTCTTCCAGTATTTTTGCTTACTGTCAT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TACTCCATCAATTTTCACTTTCAGTCCACCCATGTACAGTGTTTATCAGATACA</text:p>
      <text:p text:style-name="Preformatted_20_Text">Masked <text:s text:c="9"/>CAATTTTACTCCATCAATTTTCACTTTCAGTCCACCCATGTACAGTGTTTATCAG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AGAACAGAAACAAGGACAAAGCAGGGGAAGGTGGAGAGCAGTAGGGAAGCAAAT</text:p>
      <text:p text:style-name="Preformatted_20_Text">Masked <text:s text:c="9"/>AAATGGAGAACAGAAACAAGGACAAAGCAGGGGAAGGTGGAGAGCAGTAGGGAAG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AGAAGGGAAAGAAAATCTGACACCCAATCTCTCCAAAACAGAAGACTTTCTGTTT</text:p>
      <text:p text:style-name="Preformatted_20_Text">Masked <text:s text:c="9"/>TGCTGAGAAGGGAAAGAAAATCTGACACCCAATCTCTCCAAAACAGAAGACTTT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</text:p>
      <text:p text:style-name="Preformatted_20_Text">Masked <text:s text:c="9"/>A</text:p>
      <text:p text:style-name="P1"><text:s text:c="16"/>*</text:p>
      <text:p text:style-name="Horizontal_20_Line"><text:bookmark text:name="clustalw.dnd"/></text:p>
      <text:p text:style-name="Preformatted_20_Text"><text:a xlink:type="simple" xlink:href="https://www.genome.jp/tools-bin/pushfile?220404233134Biaka+clustalw.dnd" text:style-name="Internet_20_link" text:visited-style-name="Visited_20_Internet_20_Link">clustalw.dnd</text:a></text:p>
      <text:p text:style-name="Preformatted_20_Text"/>
      <text:p text:style-name="P1">(Unmasked:0.04506,Masked:0.0450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0:04:43.667733290</meta:creation-date>
    <dc:date>2022-04-06T12:58:03.911721153</dc:date>
    <meta:editing-duration>PT10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8" meta:paragraph-count="1659" meta:word-count="2773" meta:character-count="124903" meta:non-whitespace-character-count="103323"/>
  </office:meta>
</office:document-meta>
</file>